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3.9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15cm" fo:min-width="0cm" loext:decorative="false"/>
    </style:style>
    <style:style style:name="gr4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3.5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draw:fill="none" draw:textarea-horizontal-align="center" draw:textarea-vertical-align="middle" loext:decorative="false"/>
    </style:style>
    <style:style style:name="gr10" style:family="graphic" style:parent-style-name="standard">
      <style:graphic-properties svg:stroke-width="0.01cm" draw:marker-start-width="0.32cm" draw:marker-end-width="0.32cm" draw:fill="none" loext:fill-use-slide-background="false" draw:opacity="0%" draw:textarea-horizontal-align="justify" draw:textarea-vertical-align="middle" draw:auto-grow-height="false" fo:min-height="0cm" fo:min-width="0cm" fo:padding-top="0.13cm" fo:padding-bottom="0.13cm" fo:padding-left="0.255cm" fo:padding-right="0.255cm" draw:shadow-opacity="0%" loext:decorative="false"/>
    </style:style>
    <style:style style:name="gr11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12" style:family="graphic" style:parent-style-name="standard">
      <style:graphic-properties draw:fill="solid" draw:fill-color="#ffffff" draw:opacity="100%" draw:textarea-horizontal-align="center" draw:textarea-vertical-align="middle" draw:shadow-opacity="100%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2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 draw:opacity="0%"/>
      <style:paragraph-properties fo:text-align="center"/>
    </style:style>
    <style:style style:name="P6" style:family="paragraph">
      <loext:graphic-properties draw:fill-color="#c0c0c0"/>
      <style:paragraph-properties fo:text-align="center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ffffff" draw:opacity="0%"/>
      <style:paragraph-properties fo:text-align="center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0.2cm" svg:x="10.605cm" svg:y="26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805cm" svg:y1="26.2cm" svg:x2="16.405cm" svg:y2="24.4cm">
          <text:p/>
        </draw:line>
        <draw:line draw:style-name="gr2" draw:text-style-name="P2" draw:layer="layout" svg:x1="19.805cm" svg:y1="24.4cm" svg:x2="15.805cm" svg:y2="24.4cm">
          <text:p/>
        </draw:line>
        <draw:line draw:style-name="gr2" draw:text-style-name="P2" draw:layer="layout" svg:x1="14.805cm" svg:y1="24.4cm" svg:x2="10.805cm" svg:y2="24.4cm">
          <text:p/>
        </draw:line>
        <draw:line draw:style-name="gr2" draw:text-style-name="P2" draw:layer="layout" svg:x1="14.205cm" svg:y1="24.4cm" svg:x2="10.805cm" svg:y2="22.6cm">
          <text:p/>
        </draw:line>
        <draw:line draw:style-name="gr2" draw:text-style-name="P2" draw:layer="layout" svg:x1="4.805cm" svg:y1="22.6cm" svg:x2="1.405cm" svg:y2="24.4cm">
          <text:p/>
        </draw:line>
        <draw:line draw:style-name="gr2" draw:text-style-name="P2" draw:layer="layout" svg:x1="9.805cm" svg:y1="24.4cm" svg:x2="5.805cm" svg:y2="24.4cm">
          <text:p/>
        </draw:line>
        <draw:line draw:style-name="gr2" draw:text-style-name="P2" draw:layer="layout" svg:x1="9.205cm" svg:y1="24.4cm" svg:x2="5.805cm" svg:y2="26.2cm">
          <text:p/>
        </draw:line>
        <draw:line draw:style-name="gr2" draw:text-style-name="P2" draw:layer="layout" svg:x1="4.805cm" svg:y1="24.4cm" svg:x2="0.805cm" svg:y2="24.4cm">
          <text:p/>
        </draw:line>
        <draw:custom-shape draw:style-name="gr1" draw:text-style-name="P1" draw:layer="layout" svg:width="4.4cm" svg:height="0.2cm" svg:x="0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0.605cm" svg:y="2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cm" svg:height="0.3cm" svg:x="1.1cm" svg:y="28.2cm">
          <draw:text-box>
            <text:p><text:file-name text:display="full">G:\github\RCC5V\examples\module13\odg\m13_block_cover_V2_250614.odg</text:file-name></text:p>
          </draw:text-box>
        </draw:frame>
        <draw:custom-shape draw:style-name="gr3" draw:text-style-name="P1" draw:layer="layout" svg:width="0.2cm" svg:height="4.4cm" svg:x="4.805cm" svg:y="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0.3cm" svg:x="10.805cm" svg:y="21.3cm">
          <text:p/>
          <draw:enhanced-geometry svg:viewBox="0 0 21600 21600" draw:type="rectangle" draw:enhanced-path="M 0 0 L 21600 0 21600 21600 0 21600 0 0 Z N"/>
        </draw:custom-shape>
        <draw:g draw:style-name="gr6">
          <draw:circle draw:style-name="gr7" draw:text-style-name="P4" draw:layer="layout" svg:width="0.7cm" svg:height="0.7cm" svg:x="2.441cm" svg:y="24.04cm">
            <text:p/>
          </draw:circle>
          <draw:g draw:style-name="gr8">
            <draw:line draw:style-name="gr9" draw:text-style-name="P2" draw:layer="layout" svg:x1="2.505cm" svg:y1="24.4cm" svg:x2="3.105cm" svg:y2="24.4cm">
              <text:p/>
            </draw:line>
            <draw:line draw:style-name="gr9" draw:text-style-name="P2" draw:layer="layout" svg:x1="2.805cm" svg:y1="24.7cm" svg:x2="2.805cm" svg:y2="24.1cm">
              <text:p/>
            </draw:line>
          </draw:g>
          <draw:custom-shape draw:style-name="gr10" draw:text-style-name="P5" draw:layer="layout" svg:width="0.2cm" svg:height="0.2cm" svg:x="2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3.925cm" svg:y="24.12cm">
            <text:p/>
          </draw:circle>
          <draw:line draw:style-name="gr9" draw:text-style-name="P2" draw:layer="layout" svg:x1="3.955cm" svg:y1="24.4cm" svg:x2="4.455cm" svg:y2="24.4cm">
            <text:p/>
          </draw:line>
          <draw:line draw:style-name="gr9" draw:text-style-name="P2" draw:layer="layout" svg:x1="4.205cm" svg:y1="24.65cm" svg:x2="4.205cm" svg:y2="24.15cm">
            <text:p/>
          </draw:line>
          <draw:custom-shape draw:style-name="gr10" draw:text-style-name="P5" draw:layer="layout" svg:width="0.2cm" svg:height="0.2cm" svg:x="4.1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7" draw:text-style-name="P4" draw:layer="layout" svg:width="0.7cm" svg:height="0.7cm" svg:x="2.451cm" svg:y="22.91cm">
            <text:p/>
          </draw:circle>
          <draw:g draw:style-name="gr8">
            <draw:line draw:style-name="gr9" draw:text-style-name="P2" draw:layer="layout" svg:x1="2.515cm" svg:y1="23.27cm" svg:x2="3.115cm" svg:y2="23.27cm">
              <text:p/>
            </draw:line>
            <draw:line draw:style-name="gr9" draw:text-style-name="P2" draw:layer="layout" svg:x1="2.815cm" svg:y1="23.57cm" svg:x2="2.815cm" svg:y2="22.97cm">
              <text:p/>
            </draw:line>
          </draw:g>
          <draw:custom-shape draw:style-name="gr10" draw:text-style-name="P5" draw:layer="layout" svg:width="0.2cm" svg:height="0.2cm" svg:x="2.715cm" svg:y="2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3.935cm" svg:y="22.99cm">
            <text:p/>
          </draw:circle>
          <draw:line draw:style-name="gr9" draw:text-style-name="P2" draw:layer="layout" svg:x1="3.965cm" svg:y1="23.27cm" svg:x2="4.465cm" svg:y2="23.27cm">
            <text:p/>
          </draw:line>
          <draw:line draw:style-name="gr9" draw:text-style-name="P2" draw:layer="layout" svg:x1="4.215cm" svg:y1="23.52cm" svg:x2="4.215cm" svg:y2="23.02cm">
            <text:p/>
          </draw:line>
          <draw:custom-shape draw:style-name="gr10" draw:text-style-name="P5" draw:layer="layout" svg:width="0.2cm" svg:height="0.2cm" svg:x="4.116cm" svg:y="23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2" draw:text-style-name="P7" draw:layer="layout" svg:width="4cm" svg:height="0.6cm" svg:x="0.805cm" svg:y="22cm">
          <text:p/>
        </draw:rect>
        <draw:frame draw:style-name="gr13" draw:text-style-name="P9" draw:layer="layout" svg:width="3.8cm" svg:height="0.4cm" svg:x="0.905cm" svg:y="22.099cm">
          <draw:text-box>
            <text:p text:style-name="P8"><text:span text:style-name="T1">21: Zweiwegweiche T2</text:span></text:p>
          </draw:text-box>
        </draw:frame>
        <draw:rect draw:style-name="gr14" draw:text-style-name="P10" draw:layer="layout" svg:width="4cm" svg:height="3.6cm" svg:x="0.805cm" svg:y="22.6cm">
          <text:p/>
        </draw:rect>
        <draw:custom-shape draw:style-name="gr1" draw:text-style-name="P1" draw:layer="layout" svg:width="4.4cm" svg:height="0.2cm" svg:x="15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5.605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9.805cm" svg:y="22cm">
          <text:p/>
          <draw:enhanced-geometry svg:viewBox="0 0 21600 21600" draw:type="rectangle" draw:enhanced-path="M 0 0 L 21600 0 21600 21600 0 21600 0 0 Z N"/>
        </draw:custom-shape>
        <draw:g draw:style-name="gr6">
          <draw:circle draw:style-name="gr7" draw:text-style-name="P4" draw:layer="layout" svg:width="0.7cm" svg:height="0.7cm" svg:x="17.441cm" svg:y="24.04cm">
            <text:p/>
          </draw:circle>
          <draw:g draw:style-name="gr8">
            <draw:line draw:style-name="gr9" draw:text-style-name="P2" draw:layer="layout" svg:x1="17.505cm" svg:y1="24.4cm" svg:x2="18.105cm" svg:y2="24.4cm">
              <text:p/>
            </draw:line>
            <draw:line draw:style-name="gr9" draw:text-style-name="P2" draw:layer="layout" svg:x1="17.805cm" svg:y1="24.7cm" svg:x2="17.805cm" svg:y2="24.1cm">
              <text:p/>
            </draw:line>
          </draw:g>
          <draw:custom-shape draw:style-name="gr10" draw:text-style-name="P5" draw:layer="layout" svg:width="0.2cm" svg:height="0.2cm" svg:x="17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8.925cm" svg:y="24.12cm">
            <text:p/>
          </draw:circle>
          <draw:line draw:style-name="gr9" draw:text-style-name="P2" draw:layer="layout" svg:x1="18.955cm" svg:y1="24.4cm" svg:x2="19.455cm" svg:y2="24.4cm">
            <text:p/>
          </draw:line>
          <draw:line draw:style-name="gr9" draw:text-style-name="P2" draw:layer="layout" svg:x1="19.205cm" svg:y1="24.65cm" svg:x2="19.205cm" svg:y2="24.15cm">
            <text:p/>
          </draw:line>
          <draw:custom-shape draw:style-name="gr10" draw:text-style-name="P5" draw:layer="layout" svg:width="0.2cm" svg:height="0.2cm" svg:x="19.1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7" draw:text-style-name="P4" draw:layer="layout" svg:width="0.7cm" svg:height="0.7cm" svg:x="17.451cm" svg:y="25.19cm">
            <text:p/>
          </draw:circle>
          <draw:g draw:style-name="gr8">
            <draw:line draw:style-name="gr9" draw:text-style-name="P2" draw:layer="layout" svg:x1="17.515cm" svg:y1="25.55cm" svg:x2="18.115cm" svg:y2="25.55cm">
              <text:p/>
            </draw:line>
            <draw:line draw:style-name="gr9" draw:text-style-name="P2" draw:layer="layout" svg:x1="17.815cm" svg:y1="25.85cm" svg:x2="17.815cm" svg:y2="25.25cm">
              <text:p/>
            </draw:line>
          </draw:g>
          <draw:custom-shape draw:style-name="gr10" draw:text-style-name="P5" draw:layer="layout" svg:width="0.2cm" svg:height="0.2cm" svg:x="17.715cm" svg:y="2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8.935cm" svg:y="25.27cm">
            <text:p/>
          </draw:circle>
          <draw:line draw:style-name="gr9" draw:text-style-name="P2" draw:layer="layout" svg:x1="18.965cm" svg:y1="25.55cm" svg:x2="19.465cm" svg:y2="25.55cm">
            <text:p/>
          </draw:line>
          <draw:line draw:style-name="gr9" draw:text-style-name="P2" draw:layer="layout" svg:x1="19.215cm" svg:y1="25.8cm" svg:x2="19.215cm" svg:y2="25.3cm">
            <text:p/>
          </draw:line>
          <draw:custom-shape draw:style-name="gr10" draw:text-style-name="P5" draw:layer="layout" svg:width="0.2cm" svg:height="0.2cm" svg:x="19.116cm" svg:y="25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15.805cm" svg:y="22.6cm">
          <text:p/>
        </draw:rect>
        <draw:frame draw:style-name="gr13" draw:text-style-name="P9" draw:layer="layout" svg:width="1.2cm" svg:height="0.6cm" svg:x="1.005cm" svg:y="22.9cm">
          <draw:text-box>
            <text:p text:style-name="P8"><text:span text:style-name="T1">LINKS</text:span></text:p>
          </draw:text-box>
        </draw:frame>
        <draw:custom-shape draw:style-name="gr1" draw:text-style-name="P1" draw:layer="layout" svg:width="4.4cm" svg:height="0.2cm" svg:x="5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5.605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9.805cm" svg:y="22cm">
          <text:p/>
          <draw:enhanced-geometry svg:viewBox="0 0 21600 21600" draw:type="rectangle" draw:enhanced-path="M 0 0 L 21600 0 21600 21600 0 21600 0 0 Z N"/>
        </draw:custom-shape>
        <draw:g draw:style-name="gr8">
          <draw:line draw:style-name="gr9" draw:text-style-name="P2" draw:layer="layout" svg:x1="6.105cm" svg:y1="24.4cm" svg:x2="6.705cm" svg:y2="24.4cm">
            <text:p/>
          </draw:line>
          <draw:line draw:style-name="gr9" draw:text-style-name="P2" draw:layer="layout" svg:x1="6.405cm" svg:y1="24.7cm" svg:x2="6.405cm" svg:y2="24.1cm">
            <text:p/>
          </draw:line>
        </draw:g>
        <draw:g draw:style-name="gr6">
          <draw:circle draw:style-name="gr7" draw:text-style-name="P4" draw:layer="layout" svg:width="0.7cm" svg:height="0.7cm" svg:x="7.441cm" svg:y="24.04cm">
            <text:p/>
          </draw:circle>
          <draw:g draw:style-name="gr8">
            <draw:line draw:style-name="gr9" draw:text-style-name="P2" draw:layer="layout" svg:x1="7.505cm" svg:y1="24.4cm" svg:x2="8.105cm" svg:y2="24.4cm">
              <text:p/>
            </draw:line>
            <draw:line draw:style-name="gr9" draw:text-style-name="P2" draw:layer="layout" svg:x1="7.805cm" svg:y1="24.7cm" svg:x2="7.805cm" svg:y2="24.1cm">
              <text:p/>
            </draw:line>
          </draw:g>
          <draw:custom-shape draw:style-name="gr10" draw:text-style-name="P5" draw:layer="layout" svg:width="0.2cm" svg:height="0.2cm" svg:x="7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6.125cm" svg:y="24.12cm">
            <text:p/>
          </draw:circle>
          <draw:line draw:style-name="gr9" draw:text-style-name="P2" draw:layer="layout" svg:x1="6.155cm" svg:y1="24.4cm" svg:x2="6.655cm" svg:y2="24.4cm">
            <text:p/>
          </draw:line>
          <draw:line draw:style-name="gr9" draw:text-style-name="P2" draw:layer="layout" svg:x1="6.405cm" svg:y1="24.65cm" svg:x2="6.405cm" svg:y2="24.15cm">
            <text:p/>
          </draw:line>
          <draw:custom-shape draw:style-name="gr10" draw:text-style-name="P5" draw:layer="layout" svg:width="0.2cm" svg:height="0.2cm" svg:x="6.3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6.115cm" svg:y1="25.55cm" svg:x2="6.715cm" svg:y2="25.55cm">
            <text:p/>
          </draw:line>
          <draw:line draw:style-name="gr9" draw:text-style-name="P2" draw:layer="layout" svg:x1="6.415cm" svg:y1="25.85cm" svg:x2="6.415cm" svg:y2="25.25cm">
            <text:p/>
          </draw:line>
        </draw:g>
        <draw:g draw:style-name="gr6">
          <draw:circle draw:style-name="gr7" draw:text-style-name="P4" draw:layer="layout" svg:width="0.7cm" svg:height="0.7cm" svg:x="7.451cm" svg:y="25.19cm">
            <text:p/>
          </draw:circle>
          <draw:g draw:style-name="gr8">
            <draw:line draw:style-name="gr9" draw:text-style-name="P2" draw:layer="layout" svg:x1="7.515cm" svg:y1="25.55cm" svg:x2="8.115cm" svg:y2="25.55cm">
              <text:p/>
            </draw:line>
            <draw:line draw:style-name="gr9" draw:text-style-name="P2" draw:layer="layout" svg:x1="7.815cm" svg:y1="25.85cm" svg:x2="7.815cm" svg:y2="25.25cm">
              <text:p/>
            </draw:line>
          </draw:g>
          <draw:custom-shape draw:style-name="gr10" draw:text-style-name="P5" draw:layer="layout" svg:width="0.2cm" svg:height="0.2cm" svg:x="7.715cm" svg:y="2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6.135cm" svg:y="25.27cm">
            <text:p/>
          </draw:circle>
          <draw:line draw:style-name="gr9" draw:text-style-name="P2" draw:layer="layout" svg:x1="6.165cm" svg:y1="25.55cm" svg:x2="6.665cm" svg:y2="25.55cm">
            <text:p/>
          </draw:line>
          <draw:line draw:style-name="gr9" draw:text-style-name="P2" draw:layer="layout" svg:x1="6.415cm" svg:y1="25.8cm" svg:x2="6.415cm" svg:y2="25.3cm">
            <text:p/>
          </draw:line>
          <draw:custom-shape draw:style-name="gr10" draw:text-style-name="P5" draw:layer="layout" svg:width="0.2cm" svg:height="0.2cm" svg:x="6.316cm" svg:y="25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5.805cm" svg:y="22.6cm">
          <text:p/>
        </draw:rect>
        <draw:g draw:style-name="gr8">
          <draw:line draw:style-name="gr9" draw:text-style-name="P2" draw:layer="layout" svg:x1="6.105cm" svg:y1="24.4cm" svg:x2="6.705cm" svg:y2="24.4cm">
            <text:p/>
          </draw:line>
          <draw:line draw:style-name="gr9" draw:text-style-name="P2" draw:layer="layout" svg:x1="6.405cm" svg:y1="24.7cm" svg:x2="6.405cm" svg:y2="24.1cm">
            <text:p/>
          </draw:line>
        </draw:g>
        <draw:frame draw:style-name="gr13" draw:text-style-name="P9" draw:layer="layout" svg:width="1.2cm" svg:height="0.6cm" svg:x="8.405cm" svg:y="25.4cm">
          <draw:text-box>
            <text:p text:style-name="P8"><text:span text:style-name="T1">LINKS</text:span></text:p>
          </draw:text-box>
        </draw:frame>
        <draw:rect draw:style-name="gr12" draw:text-style-name="P7" draw:layer="layout" svg:width="4cm" svg:height="0.6cm" svg:x="5.805cm" svg:y="22cm">
          <text:p/>
        </draw:rect>
        <draw:frame draw:style-name="gr13" draw:text-style-name="P9" draw:layer="layout" svg:width="3.8cm" svg:height="0.4cm" svg:x="5.905cm" svg:y="22.099cm">
          <draw:text-box>
            <text:p text:style-name="P8"><text:span text:style-name="T1">21: Zweiwegweiche T2</text:span></text:p>
          </draw:text-box>
        </draw:frame>
        <draw:custom-shape draw:style-name="gr1" draw:text-style-name="P1" draw:layer="layout" svg:width="4.4cm" svg:height="0.2cm" svg:x="10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0.605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4.805cm" svg:y="22cm">
          <text:p/>
          <draw:enhanced-geometry svg:viewBox="0 0 21600 21600" draw:type="rectangle" draw:enhanced-path="M 0 0 L 21600 0 21600 21600 0 21600 0 0 Z N"/>
        </draw:custom-shape>
        <draw:g draw:style-name="gr8">
          <draw:line draw:style-name="gr9" draw:text-style-name="P2" draw:layer="layout" svg:x1="11.105cm" svg:y1="24.4cm" svg:x2="11.705cm" svg:y2="24.4cm">
            <text:p/>
          </draw:line>
          <draw:line draw:style-name="gr9" draw:text-style-name="P2" draw:layer="layout" svg:x1="11.405cm" svg:y1="24.7cm" svg:x2="11.405cm" svg:y2="24.1cm">
            <text:p/>
          </draw:line>
        </draw:g>
        <draw:g draw:style-name="gr6">
          <draw:circle draw:style-name="gr7" draw:text-style-name="P4" draw:layer="layout" svg:width="0.7cm" svg:height="0.7cm" svg:x="12.441cm" svg:y="24.04cm">
            <text:p/>
          </draw:circle>
          <draw:g draw:style-name="gr8">
            <draw:line draw:style-name="gr9" draw:text-style-name="P2" draw:layer="layout" svg:x1="12.505cm" svg:y1="24.4cm" svg:x2="13.105cm" svg:y2="24.4cm">
              <text:p/>
            </draw:line>
            <draw:line draw:style-name="gr9" draw:text-style-name="P2" draw:layer="layout" svg:x1="12.805cm" svg:y1="24.7cm" svg:x2="12.805cm" svg:y2="24.1cm">
              <text:p/>
            </draw:line>
          </draw:g>
          <draw:custom-shape draw:style-name="gr10" draw:text-style-name="P5" draw:layer="layout" svg:width="0.2cm" svg:height="0.2cm" svg:x="12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25cm" svg:y="24.12cm">
            <text:p/>
          </draw:circle>
          <draw:line draw:style-name="gr9" draw:text-style-name="P2" draw:layer="layout" svg:x1="11.155cm" svg:y1="24.4cm" svg:x2="11.655cm" svg:y2="24.4cm">
            <text:p/>
          </draw:line>
          <draw:line draw:style-name="gr9" draw:text-style-name="P2" draw:layer="layout" svg:x1="11.405cm" svg:y1="24.65cm" svg:x2="11.405cm" svg:y2="24.15cm">
            <text:p/>
          </draw:line>
          <draw:custom-shape draw:style-name="gr10" draw:text-style-name="P5" draw:layer="layout" svg:width="0.2cm" svg:height="0.2cm" svg:x="11.3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11.115cm" svg:y1="23.27cm" svg:x2="11.715cm" svg:y2="23.27cm">
            <text:p/>
          </draw:line>
          <draw:line draw:style-name="gr9" draw:text-style-name="P2" draw:layer="layout" svg:x1="11.415cm" svg:y1="23.57cm" svg:x2="11.415cm" svg:y2="22.97cm">
            <text:p/>
          </draw:line>
        </draw:g>
        <draw:g draw:style-name="gr6">
          <draw:circle draw:style-name="gr7" draw:text-style-name="P4" draw:layer="layout" svg:width="0.7cm" svg:height="0.7cm" svg:x="12.451cm" svg:y="22.91cm">
            <text:p/>
          </draw:circle>
          <draw:g draw:style-name="gr8">
            <draw:line draw:style-name="gr9" draw:text-style-name="P2" draw:layer="layout" svg:x1="12.515cm" svg:y1="23.27cm" svg:x2="13.115cm" svg:y2="23.27cm">
              <text:p/>
            </draw:line>
            <draw:line draw:style-name="gr9" draw:text-style-name="P2" draw:layer="layout" svg:x1="12.815cm" svg:y1="23.57cm" svg:x2="12.815cm" svg:y2="22.97cm">
              <text:p/>
            </draw:line>
          </draw:g>
          <draw:custom-shape draw:style-name="gr10" draw:text-style-name="P5" draw:layer="layout" svg:width="0.2cm" svg:height="0.2cm" svg:x="12.715cm" svg:y="2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35cm" svg:y="22.99cm">
            <text:p/>
          </draw:circle>
          <draw:line draw:style-name="gr9" draw:text-style-name="P2" draw:layer="layout" svg:x1="11.165cm" svg:y1="23.27cm" svg:x2="11.665cm" svg:y2="23.27cm">
            <text:p/>
          </draw:line>
          <draw:line draw:style-name="gr9" draw:text-style-name="P2" draw:layer="layout" svg:x1="11.415cm" svg:y1="23.52cm" svg:x2="11.415cm" svg:y2="23.02cm">
            <text:p/>
          </draw:line>
          <draw:custom-shape draw:style-name="gr10" draw:text-style-name="P5" draw:layer="layout" svg:width="0.2cm" svg:height="0.2cm" svg:x="11.316cm" svg:y="23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10.805cm" svg:y="22.6cm">
          <text:p/>
        </draw:rect>
        <draw:rect draw:style-name="gr12" draw:text-style-name="P7" draw:layer="layout" svg:width="4cm" svg:height="0.6cm" svg:x="10.805cm" svg:y="22cm">
          <text:p/>
        </draw:rect>
        <draw:frame draw:style-name="gr13" draw:text-style-name="P9" draw:layer="layout" svg:width="3.8cm" svg:height="0.4cm" svg:x="10.905cm" svg:y="22.099cm">
          <draw:text-box>
            <text:p text:style-name="P8"><text:span text:style-name="T1">141: Weiche Gleis 2 auf 1</text:span></text:p>
          </draw:text-box>
        </draw:frame>
        <draw:rect draw:style-name="gr12" draw:text-style-name="P7" draw:layer="layout" svg:width="4cm" svg:height="0.6cm" svg:x="15.805cm" svg:y="22cm">
          <text:p/>
        </draw:rect>
        <draw:frame draw:style-name="gr13" draw:text-style-name="P9" draw:layer="layout" svg:width="3.8cm" svg:height="0.4cm" svg:x="15.905cm" svg:y="22.099cm">
          <draw:text-box>
            <text:p text:style-name="P8"><text:span text:style-name="T1">21: Zweiwegweiche T2</text:span></text:p>
          </draw:text-box>
        </draw:frame>
        <draw:frame draw:style-name="gr13" draw:text-style-name="P9" draw:layer="layout" svg:width="1.2cm" svg:height="0.6cm" svg:x="13.405cm" svg:y="22.9cm">
          <draw:text-box>
            <text:p text:style-name="P8"><text:span text:style-name="T1">RECHTS</text:span></text:p>
          </draw:text-box>
        </draw:frame>
        <draw:frame draw:style-name="gr13" draw:text-style-name="P9" draw:layer="layout" svg:width="1.2cm" svg:height="0.6cm" svg:x="16.005cm" svg:y="25.4cm">
          <draw:text-box>
            <text:p text:style-name="P8"><text:span text:style-name="T1">RECHTS</text:span></text:p>
          </draw:text-box>
        </draw:frame>
        <draw:line draw:style-name="gr2" draw:text-style-name="P2" draw:layer="layout" svg:x1="10.805cm" svg:y1="10.6cm" svg:x2="14.205cm" svg:y2="8.8cm">
          <text:p/>
        </draw:line>
        <draw:line draw:style-name="gr2" draw:text-style-name="P2" draw:layer="layout" svg:x1="10.805cm" svg:y1="8.8cm" svg:x2="14.805cm" svg:y2="8.8cm">
          <text:p/>
        </draw:line>
        <draw:line draw:style-name="gr2" draw:text-style-name="P2" draw:layer="layout" svg:x1="10.805cm" svg:y1="7cm" svg:x2="14.205cm" svg:y2="8.8cm">
          <text:p/>
        </draw:line>
        <draw:custom-shape draw:style-name="gr15" draw:text-style-name="P1" draw:layer="layout" svg:width="0.7cm" svg:height="0.3cm" svg:x="6.605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2cm" svg:x="10.605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0.605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4.805cm" svg:y="6.4cm">
          <text:p/>
          <draw:enhanced-geometry svg:viewBox="0 0 21600 21600" draw:type="rectangle" draw:enhanced-path="M 0 0 L 21600 0 21600 21600 0 21600 0 0 Z N"/>
        </draw:custom-shape>
        <draw:g draw:style-name="gr8">
          <draw:line draw:style-name="gr9" draw:text-style-name="P2" draw:layer="layout" svg:x1="11.105cm" svg:y1="8.8cm" svg:x2="11.705cm" svg:y2="8.8cm">
            <text:p/>
          </draw:line>
          <draw:line draw:style-name="gr9" draw:text-style-name="P2" draw:layer="layout" svg:x1="11.405cm" svg:y1="9.1cm" svg:x2="11.405cm" svg:y2="8.5cm">
            <text:p/>
          </draw:line>
        </draw:g>
        <draw:g draw:style-name="gr6">
          <draw:circle draw:style-name="gr7" draw:text-style-name="P4" draw:layer="layout" svg:width="0.7cm" svg:height="0.7cm" svg:x="12.441cm" svg:y="8.44cm">
            <text:p/>
          </draw:circle>
          <draw:g draw:style-name="gr8">
            <draw:line draw:style-name="gr9" draw:text-style-name="P2" draw:layer="layout" svg:x1="12.505cm" svg:y1="8.8cm" svg:x2="13.105cm" svg:y2="8.8cm">
              <text:p/>
            </draw:line>
            <draw:line draw:style-name="gr9" draw:text-style-name="P2" draw:layer="layout" svg:x1="12.805cm" svg:y1="9.1cm" svg:x2="12.805cm" svg:y2="8.5cm">
              <text:p/>
            </draw:line>
          </draw:g>
          <draw:custom-shape draw:style-name="gr10" draw:text-style-name="P5" draw:layer="layout" svg:width="0.2cm" svg:height="0.2cm" svg:x="12.705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25cm" svg:y="8.52cm">
            <text:p/>
          </draw:circle>
          <draw:line draw:style-name="gr9" draw:text-style-name="P2" draw:layer="layout" svg:x1="11.155cm" svg:y1="8.8cm" svg:x2="11.655cm" svg:y2="8.8cm">
            <text:p/>
          </draw:line>
          <draw:line draw:style-name="gr9" draw:text-style-name="P2" draw:layer="layout" svg:x1="11.405cm" svg:y1="9.05cm" svg:x2="11.405cm" svg:y2="8.55cm">
            <text:p/>
          </draw:line>
          <draw:custom-shape draw:style-name="gr10" draw:text-style-name="P5" draw:layer="layout" svg:width="0.2cm" svg:height="0.2cm" svg:x="11.306cm" svg:y="8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11.115cm" svg:y1="7.67cm" svg:x2="11.715cm" svg:y2="7.67cm">
            <text:p/>
          </draw:line>
          <draw:line draw:style-name="gr9" draw:text-style-name="P2" draw:layer="layout" svg:x1="11.415cm" svg:y1="7.97cm" svg:x2="11.415cm" svg:y2="7.37cm">
            <text:p/>
          </draw:line>
        </draw:g>
        <draw:g draw:style-name="gr6">
          <draw:circle draw:style-name="gr7" draw:text-style-name="P4" draw:layer="layout" svg:width="0.7cm" svg:height="0.7cm" svg:x="12.451cm" svg:y="7.31cm">
            <text:p/>
          </draw:circle>
          <draw:g draw:style-name="gr8">
            <draw:line draw:style-name="gr9" draw:text-style-name="P2" draw:layer="layout" svg:x1="12.515cm" svg:y1="7.67cm" svg:x2="13.115cm" svg:y2="7.67cm">
              <text:p/>
            </draw:line>
            <draw:line draw:style-name="gr9" draw:text-style-name="P2" draw:layer="layout" svg:x1="12.815cm" svg:y1="7.97cm" svg:x2="12.815cm" svg:y2="7.37cm">
              <text:p/>
            </draw:line>
          </draw:g>
          <draw:custom-shape draw:style-name="gr10" draw:text-style-name="P5" draw:layer="layout" svg:width="0.2cm" svg:height="0.2cm" svg:x="12.715cm" svg:y="7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35cm" svg:y="7.39cm">
            <text:p/>
          </draw:circle>
          <draw:line draw:style-name="gr9" draw:text-style-name="P2" draw:layer="layout" svg:x1="11.165cm" svg:y1="7.67cm" svg:x2="11.665cm" svg:y2="7.67cm">
            <text:p/>
          </draw:line>
          <draw:line draw:style-name="gr9" draw:text-style-name="P2" draw:layer="layout" svg:x1="11.415cm" svg:y1="7.92cm" svg:x2="11.415cm" svg:y2="7.42cm">
            <text:p/>
          </draw:line>
          <draw:custom-shape draw:style-name="gr10" draw:text-style-name="P5" draw:layer="layout" svg:width="0.2cm" svg:height="0.2cm" svg:x="11.316cm" svg:y="7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11.115cm" svg:y1="9.95cm" svg:x2="11.715cm" svg:y2="9.95cm">
            <text:p/>
          </draw:line>
          <draw:line draw:style-name="gr9" draw:text-style-name="P2" draw:layer="layout" svg:x1="11.415cm" svg:y1="10.25cm" svg:x2="11.415cm" svg:y2="9.65cm">
            <text:p/>
          </draw:line>
        </draw:g>
        <draw:g draw:style-name="gr6">
          <draw:circle draw:style-name="gr7" draw:text-style-name="P4" draw:layer="layout" svg:width="0.7cm" svg:height="0.7cm" svg:x="12.451cm" svg:y="9.59cm">
            <text:p/>
          </draw:circle>
          <draw:g draw:style-name="gr8">
            <draw:line draw:style-name="gr9" draw:text-style-name="P2" draw:layer="layout" svg:x1="12.515cm" svg:y1="9.95cm" svg:x2="13.115cm" svg:y2="9.95cm">
              <text:p/>
            </draw:line>
            <draw:line draw:style-name="gr9" draw:text-style-name="P2" draw:layer="layout" svg:x1="12.815cm" svg:y1="10.25cm" svg:x2="12.815cm" svg:y2="9.65cm">
              <text:p/>
            </draw:line>
          </draw:g>
          <draw:custom-shape draw:style-name="gr10" draw:text-style-name="P5" draw:layer="layout" svg:width="0.2cm" svg:height="0.2cm" svg:x="12.71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35cm" svg:y="9.67cm">
            <text:p/>
          </draw:circle>
          <draw:line draw:style-name="gr9" draw:text-style-name="P2" draw:layer="layout" svg:x1="11.165cm" svg:y1="9.95cm" svg:x2="11.665cm" svg:y2="9.95cm">
            <text:p/>
          </draw:line>
          <draw:line draw:style-name="gr9" draw:text-style-name="P2" draw:layer="layout" svg:x1="11.415cm" svg:y1="10.2cm" svg:x2="11.415cm" svg:y2="9.7cm">
            <text:p/>
          </draw:line>
          <draw:custom-shape draw:style-name="gr10" draw:text-style-name="P5" draw:layer="layout" svg:width="0.2cm" svg:height="0.2cm" svg:x="11.316cm" svg:y="9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10.805cm" svg:y="7cm">
          <text:p/>
        </draw:rect>
        <draw:rect draw:style-name="gr12" draw:text-style-name="P7" draw:layer="layout" svg:width="4cm" svg:height="0.6cm" svg:x="10.805cm" svg:y="6.4cm">
          <text:p/>
        </draw:rect>
        <draw:frame draw:style-name="gr13" draw:text-style-name="P9" draw:layer="layout" svg:width="3.8cm" svg:height="0.4cm" svg:x="10.905cm" svg:y="6.499cm">
          <draw:text-box>
            <text:p text:style-name="P8"><text:span text:style-name="T1">131, 132: Einfahrt T3</text:span></text:p>
          </draw:text-box>
        </draw:frame>
        <draw:frame draw:style-name="gr13" draw:text-style-name="P9" draw:layer="layout" svg:width="1.2cm" svg:height="0.6cm" svg:x="13.405cm" svg:y="9.8cm">
          <draw:text-box>
            <text:p text:style-name="P8"><text:span text:style-name="T1">LINKS</text:span></text:p>
          </draw:text-box>
        </draw:frame>
        <draw:frame draw:style-name="gr13" draw:text-style-name="P9" draw:layer="layout" svg:width="1.2cm" svg:height="0.6cm" svg:x="13.405cm" svg:y="7.3cm">
          <draw:text-box>
            <text:p text:style-name="P8"><text:span text:style-name="T1">RECHTS</text:span></text:p>
          </draw:text-box>
        </draw:frame>
        <draw:custom-shape draw:style-name="gr3" draw:text-style-name="P1" draw:layer="layout" svg:width="0.2cm" svg:height="4.4cm" svg:x="9.805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2cm" svg:x="5.605cm" svg:y="10.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0.808cm" svg:height="0.601cm" svg:x="8.839cm" svg:y="8.901cm">
          <draw:text-box>
            <text:p text:style-name="P8"><text:span text:style-name="T1">Ein</text:span></text:p>
          </draw:text-box>
        </draw:frame>
        <draw:frame draw:style-name="gr13" draw:text-style-name="P9" draw:layer="layout" svg:width="0.808cm" svg:height="0.6cm" svg:x="8.839cm" svg:y="8.101cm">
          <draw:text-box>
            <text:p text:style-name="P8"><text:span text:style-name="T1">Aus</text:span></text:p>
          </draw:text-box>
        </draw:frame>
        <draw:frame draw:style-name="gr13" draw:text-style-name="P9" draw:layer="layout" svg:width="1.517cm" svg:height="0.501cm" svg:x="6.817cm" svg:y="9.051cm">
          <draw:text-box>
            <text:p text:style-name="P8"><text:span text:style-name="T1">Hand-Ein</text:span></text:p>
          </draw:text-box>
        </draw:frame>
        <draw:frame draw:style-name="gr13" draw:text-style-name="P9" draw:layer="layout" svg:width="1.417cm" svg:height="0.5cm" svg:x="6.917cm" svg:y="8.551cm">
          <draw:text-box>
            <text:p text:style-name="P8"><text:span text:style-name="T1">Remote</text:span></text:p>
          </draw:text-box>
        </draw:frame>
        <draw:frame draw:style-name="gr13" draw:text-style-name="P9" draw:layer="layout" svg:width="1.517cm" svg:height="0.5cm" svg:x="6.817cm" svg:y="8.051cm">
          <draw:text-box>
            <text:p text:style-name="P8"><text:span text:style-name="T1">Hand-Aus</text:span></text:p>
          </draw:text-box>
        </draw:frame>
        <draw:g draw:style-name="gr8">
          <draw:line draw:style-name="gr9" draw:text-style-name="P2" draw:layer="layout" svg:x1="6.105cm" svg:y1="8.8cm" svg:x2="6.705cm" svg:y2="8.8cm">
            <text:p/>
          </draw:line>
          <draw:line draw:style-name="gr9" draw:text-style-name="P2" draw:layer="layout" svg:x1="6.405cm" svg:y1="9.1cm" svg:x2="6.405cm" svg:y2="8.5cm">
            <text:p/>
          </draw:line>
        </draw:g>
        <draw:g draw:style-name="gr6">
          <draw:circle draw:style-name="gr11" draw:text-style-name="P6" draw:layer="layout" svg:width="0.56cm" svg:height="0.56cm" svg:x="6.125cm" svg:y="8.52cm">
            <text:p/>
          </draw:circle>
          <draw:line draw:style-name="gr9" draw:text-style-name="P2" draw:layer="layout" svg:x1="6.155cm" svg:y1="8.8cm" svg:x2="6.655cm" svg:y2="8.8cm">
            <text:p/>
          </draw:line>
          <draw:line draw:style-name="gr9" draw:text-style-name="P2" draw:layer="layout" svg:x1="6.405cm" svg:y1="9.05cm" svg:x2="6.405cm" svg:y2="8.55cm">
            <text:p/>
          </draw:line>
          <draw:custom-shape draw:style-name="gr10" draw:text-style-name="P5" draw:layer="layout" svg:width="0.2cm" svg:height="0.2cm" svg:x="6.306cm" svg:y="8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6.115cm" svg:y1="7.67cm" svg:x2="6.715cm" svg:y2="7.67cm">
            <text:p/>
          </draw:line>
          <draw:line draw:style-name="gr9" draw:text-style-name="P2" draw:layer="layout" svg:x1="6.415cm" svg:y1="7.97cm" svg:x2="6.415cm" svg:y2="7.37cm">
            <text:p/>
          </draw:line>
        </draw:g>
        <draw:g draw:style-name="gr6">
          <draw:circle draw:style-name="gr7" draw:text-style-name="P4" draw:layer="layout" svg:width="0.7cm" svg:height="0.7cm" svg:x="7.451cm" svg:y="7.31cm">
            <text:p/>
          </draw:circle>
          <draw:g draw:style-name="gr8">
            <draw:line draw:style-name="gr9" draw:text-style-name="P2" draw:layer="layout" svg:x1="7.515cm" svg:y1="7.67cm" svg:x2="8.115cm" svg:y2="7.67cm">
              <text:p/>
            </draw:line>
            <draw:line draw:style-name="gr9" draw:text-style-name="P2" draw:layer="layout" svg:x1="7.815cm" svg:y1="7.97cm" svg:x2="7.815cm" svg:y2="7.37cm">
              <text:p/>
            </draw:line>
          </draw:g>
          <draw:custom-shape draw:style-name="gr10" draw:text-style-name="P5" draw:layer="layout" svg:width="0.2cm" svg:height="0.2cm" svg:x="7.715cm" svg:y="7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8.935cm" svg:y="7.39cm">
            <text:p/>
          </draw:circle>
          <draw:line draw:style-name="gr9" draw:text-style-name="P2" draw:layer="layout" svg:x1="8.965cm" svg:y1="7.67cm" svg:x2="9.465cm" svg:y2="7.67cm">
            <text:p/>
          </draw:line>
          <draw:line draw:style-name="gr9" draw:text-style-name="P2" draw:layer="layout" svg:x1="9.215cm" svg:y1="7.92cm" svg:x2="9.215cm" svg:y2="7.42cm">
            <text:p/>
          </draw:line>
          <draw:custom-shape draw:style-name="gr10" draw:text-style-name="P5" draw:layer="layout" svg:width="0.2cm" svg:height="0.2cm" svg:x="9.116cm" svg:y="7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6.135cm" svg:y="7.39cm">
            <text:p/>
          </draw:circle>
          <draw:line draw:style-name="gr9" draw:text-style-name="P2" draw:layer="layout" svg:x1="6.165cm" svg:y1="7.67cm" svg:x2="6.665cm" svg:y2="7.67cm">
            <text:p/>
          </draw:line>
          <draw:line draw:style-name="gr9" draw:text-style-name="P2" draw:layer="layout" svg:x1="6.415cm" svg:y1="7.92cm" svg:x2="6.415cm" svg:y2="7.42cm">
            <text:p/>
          </draw:line>
          <draw:custom-shape draw:style-name="gr10" draw:text-style-name="P5" draw:layer="layout" svg:width="0.2cm" svg:height="0.2cm" svg:x="6.316cm" svg:y="7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6.115cm" svg:y1="9.95cm" svg:x2="6.715cm" svg:y2="9.95cm">
            <text:p/>
          </draw:line>
          <draw:line draw:style-name="gr9" draw:text-style-name="P2" draw:layer="layout" svg:x1="6.415cm" svg:y1="10.25cm" svg:x2="6.415cm" svg:y2="9.65cm">
            <text:p/>
          </draw:line>
        </draw:g>
        <draw:g draw:style-name="gr6">
          <draw:circle draw:style-name="gr7" draw:text-style-name="P4" draw:layer="layout" svg:width="0.7cm" svg:height="0.7cm" svg:x="7.451cm" svg:y="9.59cm">
            <text:p/>
          </draw:circle>
          <draw:g draw:style-name="gr8">
            <draw:line draw:style-name="gr9" draw:text-style-name="P2" draw:layer="layout" svg:x1="7.515cm" svg:y1="9.95cm" svg:x2="8.115cm" svg:y2="9.95cm">
              <text:p/>
            </draw:line>
            <draw:line draw:style-name="gr9" draw:text-style-name="P2" draw:layer="layout" svg:x1="7.815cm" svg:y1="10.25cm" svg:x2="7.815cm" svg:y2="9.65cm">
              <text:p/>
            </draw:line>
          </draw:g>
          <draw:custom-shape draw:style-name="gr10" draw:text-style-name="P5" draw:layer="layout" svg:width="0.2cm" svg:height="0.2cm" svg:x="7.715cm" svg:y="9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8.935cm" svg:y="9.67cm">
            <text:p/>
          </draw:circle>
          <draw:line draw:style-name="gr9" draw:text-style-name="P2" draw:layer="layout" svg:x1="8.965cm" svg:y1="9.95cm" svg:x2="9.465cm" svg:y2="9.95cm">
            <text:p/>
          </draw:line>
          <draw:line draw:style-name="gr9" draw:text-style-name="P2" draw:layer="layout" svg:x1="9.215cm" svg:y1="10.2cm" svg:x2="9.215cm" svg:y2="9.7cm">
            <text:p/>
          </draw:line>
          <draw:custom-shape draw:style-name="gr10" draw:text-style-name="P5" draw:layer="layout" svg:width="0.2cm" svg:height="0.2cm" svg:x="9.116cm" svg:y="9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6.135cm" svg:y="9.67cm">
            <text:p/>
          </draw:circle>
          <draw:line draw:style-name="gr9" draw:text-style-name="P2" draw:layer="layout" svg:x1="6.165cm" svg:y1="9.95cm" svg:x2="6.665cm" svg:y2="9.95cm">
            <text:p/>
          </draw:line>
          <draw:line draw:style-name="gr9" draw:text-style-name="P2" draw:layer="layout" svg:x1="6.415cm" svg:y1="10.2cm" svg:x2="6.415cm" svg:y2="9.7cm">
            <text:p/>
          </draw:line>
          <draw:custom-shape draw:style-name="gr10" draw:text-style-name="P5" draw:layer="layout" svg:width="0.2cm" svg:height="0.2cm" svg:x="6.316cm" svg:y="9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5.805cm" svg:y="7cm">
          <text:p/>
        </draw:rect>
        <draw:rect draw:style-name="gr12" draw:text-style-name="P7" draw:layer="layout" svg:width="4cm" svg:height="0.6cm" svg:x="5.805cm" svg:y="6.4cm">
          <text:p/>
        </draw:rect>
        <draw:frame draw:style-name="gr13" draw:text-style-name="P9" draw:layer="layout" svg:width="3.6cm" svg:height="0.4cm" svg:x="6.005cm" svg:y="6.499cm">
          <draw:text-box>
            <text:p text:style-name="P8"><text:span text:style-name="T1">133: Fahrstrom Mitte</text:span></text:p>
          </draw:text-box>
        </draw:frame>
        <draw:line draw:style-name="gr2" draw:text-style-name="P2" draw:layer="layout" svg:x1="10.805cm" svg:y1="5.6cm" svg:x2="14.205cm" svg:y2="3.8cm">
          <text:p/>
        </draw:line>
        <draw:line draw:style-name="gr2" draw:text-style-name="P2" draw:layer="layout" svg:x1="10.805cm" svg:y1="3.8cm" svg:x2="14.805cm" svg:y2="3.8cm">
          <text:p/>
        </draw:line>
        <draw:line draw:style-name="gr2" draw:text-style-name="P2" draw:layer="layout" svg:x1="10.805cm" svg:y1="2cm" svg:x2="14.205cm" svg:y2="3.8cm">
          <text:p/>
        </draw:line>
        <draw:custom-shape draw:style-name="gr1" draw:text-style-name="P1" draw:layer="layout" svg:width="4.4cm" svg:height="0.2cm" svg:x="10.60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0.60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4.805cm" svg:y="1.4cm">
          <text:p/>
          <draw:enhanced-geometry svg:viewBox="0 0 21600 21600" draw:type="rectangle" draw:enhanced-path="M 0 0 L 21600 0 21600 21600 0 21600 0 0 Z N"/>
        </draw:custom-shape>
        <draw:g draw:style-name="gr8">
          <draw:line draw:style-name="gr9" draw:text-style-name="P2" draw:layer="layout" svg:x1="11.105cm" svg:y1="3.8cm" svg:x2="11.705cm" svg:y2="3.8cm">
            <text:p/>
          </draw:line>
          <draw:line draw:style-name="gr9" draw:text-style-name="P2" draw:layer="layout" svg:x1="11.405cm" svg:y1="4.1cm" svg:x2="11.405cm" svg:y2="3.5cm">
            <text:p/>
          </draw:line>
        </draw:g>
        <draw:g draw:style-name="gr6">
          <draw:circle draw:style-name="gr7" draw:text-style-name="P4" draw:layer="layout" svg:width="0.7cm" svg:height="0.7cm" svg:x="12.441cm" svg:y="3.44cm">
            <text:p/>
          </draw:circle>
          <draw:g draw:style-name="gr8">
            <draw:line draw:style-name="gr9" draw:text-style-name="P2" draw:layer="layout" svg:x1="12.505cm" svg:y1="3.8cm" svg:x2="13.105cm" svg:y2="3.8cm">
              <text:p/>
            </draw:line>
            <draw:line draw:style-name="gr9" draw:text-style-name="P2" draw:layer="layout" svg:x1="12.805cm" svg:y1="4.1cm" svg:x2="12.805cm" svg:y2="3.5cm">
              <text:p/>
            </draw:line>
          </draw:g>
          <draw:custom-shape draw:style-name="gr10" draw:text-style-name="P5" draw:layer="layout" svg:width="0.2cm" svg:height="0.2cm" svg:x="12.70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25cm" svg:y="3.52cm">
            <text:p/>
          </draw:circle>
          <draw:line draw:style-name="gr9" draw:text-style-name="P2" draw:layer="layout" svg:x1="11.155cm" svg:y1="3.8cm" svg:x2="11.655cm" svg:y2="3.8cm">
            <text:p/>
          </draw:line>
          <draw:line draw:style-name="gr9" draw:text-style-name="P2" draw:layer="layout" svg:x1="11.405cm" svg:y1="4.05cm" svg:x2="11.405cm" svg:y2="3.55cm">
            <text:p/>
          </draw:line>
          <draw:custom-shape draw:style-name="gr10" draw:text-style-name="P5" draw:layer="layout" svg:width="0.2cm" svg:height="0.2cm" svg:x="11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11.115cm" svg:y1="2.67cm" svg:x2="11.715cm" svg:y2="2.67cm">
            <text:p/>
          </draw:line>
          <draw:line draw:style-name="gr9" draw:text-style-name="P2" draw:layer="layout" svg:x1="11.415cm" svg:y1="2.97cm" svg:x2="11.415cm" svg:y2="2.37cm">
            <text:p/>
          </draw:line>
        </draw:g>
        <draw:g draw:style-name="gr6">
          <draw:circle draw:style-name="gr7" draw:text-style-name="P4" draw:layer="layout" svg:width="0.7cm" svg:height="0.7cm" svg:x="12.451cm" svg:y="2.31cm">
            <text:p/>
          </draw:circle>
          <draw:g draw:style-name="gr8">
            <draw:line draw:style-name="gr9" draw:text-style-name="P2" draw:layer="layout" svg:x1="12.515cm" svg:y1="2.67cm" svg:x2="13.115cm" svg:y2="2.67cm">
              <text:p/>
            </draw:line>
            <draw:line draw:style-name="gr9" draw:text-style-name="P2" draw:layer="layout" svg:x1="12.815cm" svg:y1="2.97cm" svg:x2="12.815cm" svg:y2="2.37cm">
              <text:p/>
            </draw:line>
          </draw:g>
          <draw:custom-shape draw:style-name="gr10" draw:text-style-name="P5" draw:layer="layout" svg:width="0.2cm" svg:height="0.2cm" svg:x="12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35cm" svg:y="2.39cm">
            <text:p/>
          </draw:circle>
          <draw:line draw:style-name="gr9" draw:text-style-name="P2" draw:layer="layout" svg:x1="11.165cm" svg:y1="2.67cm" svg:x2="11.665cm" svg:y2="2.67cm">
            <text:p/>
          </draw:line>
          <draw:line draw:style-name="gr9" draw:text-style-name="P2" draw:layer="layout" svg:x1="11.415cm" svg:y1="2.92cm" svg:x2="11.415cm" svg:y2="2.42cm">
            <text:p/>
          </draw:line>
          <draw:custom-shape draw:style-name="gr10" draw:text-style-name="P5" draw:layer="layout" svg:width="0.2cm" svg:height="0.2cm" svg:x="11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11.115cm" svg:y1="4.95cm" svg:x2="11.715cm" svg:y2="4.95cm">
            <text:p/>
          </draw:line>
          <draw:line draw:style-name="gr9" draw:text-style-name="P2" draw:layer="layout" svg:x1="11.415cm" svg:y1="5.25cm" svg:x2="11.415cm" svg:y2="4.65cm">
            <text:p/>
          </draw:line>
        </draw:g>
        <draw:g draw:style-name="gr6">
          <draw:circle draw:style-name="gr7" draw:text-style-name="P4" draw:layer="layout" svg:width="0.7cm" svg:height="0.7cm" svg:x="12.451cm" svg:y="4.59cm">
            <text:p/>
          </draw:circle>
          <draw:g draw:style-name="gr8">
            <draw:line draw:style-name="gr9" draw:text-style-name="P2" draw:layer="layout" svg:x1="12.515cm" svg:y1="4.95cm" svg:x2="13.115cm" svg:y2="4.95cm">
              <text:p/>
            </draw:line>
            <draw:line draw:style-name="gr9" draw:text-style-name="P2" draw:layer="layout" svg:x1="12.815cm" svg:y1="5.25cm" svg:x2="12.815cm" svg:y2="4.65cm">
              <text:p/>
            </draw:line>
          </draw:g>
          <draw:custom-shape draw:style-name="gr10" draw:text-style-name="P5" draw:layer="layout" svg:width="0.2cm" svg:height="0.2cm" svg:x="12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35cm" svg:y="4.67cm">
            <text:p/>
          </draw:circle>
          <draw:line draw:style-name="gr9" draw:text-style-name="P2" draw:layer="layout" svg:x1="11.165cm" svg:y1="4.95cm" svg:x2="11.665cm" svg:y2="4.95cm">
            <text:p/>
          </draw:line>
          <draw:line draw:style-name="gr9" draw:text-style-name="P2" draw:layer="layout" svg:x1="11.415cm" svg:y1="5.2cm" svg:x2="11.415cm" svg:y2="4.7cm">
            <text:p/>
          </draw:line>
          <draw:custom-shape draw:style-name="gr10" draw:text-style-name="P5" draw:layer="layout" svg:width="0.2cm" svg:height="0.2cm" svg:x="11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10.805cm" svg:y="2cm">
          <text:p/>
        </draw:rect>
        <draw:rect draw:style-name="gr12" draw:text-style-name="P7" draw:layer="layout" svg:width="4cm" svg:height="0.6cm" svg:x="10.805cm" svg:y="1.4cm">
          <text:p/>
        </draw:rect>
        <draw:frame draw:style-name="gr13" draw:text-style-name="P9" draw:layer="layout" svg:width="3.8cm" svg:height="0.4cm" svg:x="10.905cm" svg:y="1.499cm">
          <draw:text-box>
            <text:p text:style-name="P8"><text:span text:style-name="T1">131, 132: Einfahrt T3</text:span></text:p>
          </draw:text-box>
        </draw:frame>
        <draw:frame draw:style-name="gr13" draw:text-style-name="P9" draw:layer="layout" svg:width="1.2cm" svg:height="0.6cm" svg:x="13.405cm" svg:y="4.8cm">
          <draw:text-box>
            <text:p text:style-name="P8"><text:span text:style-name="T1">LINKS</text:span></text:p>
          </draw:text-box>
        </draw:frame>
        <draw:frame draw:style-name="gr13" draw:text-style-name="P9" draw:layer="layout" svg:width="1.2cm" svg:height="0.6cm" svg:x="13.405cm" svg:y="2.3cm">
          <draw:text-box>
            <text:p text:style-name="P8"><text:span text:style-name="T1">RECHTS</text:span></text:p>
          </draw:text-box>
        </draw:frame>
        <draw:custom-shape draw:style-name="gr3" draw:text-style-name="P1" draw:layer="layout" svg:width="0.2cm" svg:height="4.4cm" svg:x="9.805cm" svg:y="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2cm" svg:x="5.605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0.808cm" svg:height="0.601cm" svg:x="8.839cm" svg:y="3.901cm">
          <draw:text-box>
            <text:p text:style-name="P8"><text:span text:style-name="T1">Ein</text:span></text:p>
          </draw:text-box>
        </draw:frame>
        <draw:frame draw:style-name="gr13" draw:text-style-name="P9" draw:layer="layout" svg:width="0.808cm" svg:height="0.6cm" svg:x="8.839cm" svg:y="3.101cm">
          <draw:text-box>
            <text:p text:style-name="P8"><text:span text:style-name="T1">Aus</text:span></text:p>
          </draw:text-box>
        </draw:frame>
        <draw:frame draw:style-name="gr13" draw:text-style-name="P9" draw:layer="layout" svg:width="1.517cm" svg:height="0.501cm" svg:x="6.817cm" svg:y="4.051cm">
          <draw:text-box>
            <text:p text:style-name="P8"><text:span text:style-name="T1">Hand-Ein</text:span></text:p>
          </draw:text-box>
        </draw:frame>
        <draw:frame draw:style-name="gr13" draw:text-style-name="P9" draw:layer="layout" svg:width="1.417cm" svg:height="0.5cm" svg:x="6.917cm" svg:y="3.551cm">
          <draw:text-box>
            <text:p text:style-name="P8"><text:span text:style-name="T1">Remote</text:span></text:p>
          </draw:text-box>
        </draw:frame>
        <draw:frame draw:style-name="gr13" draw:text-style-name="P9" draw:layer="layout" svg:width="1.517cm" svg:height="0.5cm" svg:x="6.817cm" svg:y="3.051cm">
          <draw:text-box>
            <text:p text:style-name="P8"><text:span text:style-name="T1">Hand-Aus</text:span></text:p>
          </draw:text-box>
        </draw:frame>
        <draw:g draw:style-name="gr8">
          <draw:line draw:style-name="gr9" draw:text-style-name="P2" draw:layer="layout" svg:x1="6.105cm" svg:y1="3.8cm" svg:x2="6.705cm" svg:y2="3.8cm">
            <text:p/>
          </draw:line>
          <draw:line draw:style-name="gr9" draw:text-style-name="P2" draw:layer="layout" svg:x1="6.405cm" svg:y1="4.1cm" svg:x2="6.405cm" svg:y2="3.5cm">
            <text:p/>
          </draw:line>
        </draw:g>
        <draw:g draw:style-name="gr6">
          <draw:circle draw:style-name="gr11" draw:text-style-name="P6" draw:layer="layout" svg:width="0.56cm" svg:height="0.56cm" svg:x="6.125cm" svg:y="3.52cm">
            <text:p/>
          </draw:circle>
          <draw:line draw:style-name="gr9" draw:text-style-name="P2" draw:layer="layout" svg:x1="6.155cm" svg:y1="3.8cm" svg:x2="6.655cm" svg:y2="3.8cm">
            <text:p/>
          </draw:line>
          <draw:line draw:style-name="gr9" draw:text-style-name="P2" draw:layer="layout" svg:x1="6.405cm" svg:y1="4.05cm" svg:x2="6.405cm" svg:y2="3.55cm">
            <text:p/>
          </draw:line>
          <draw:custom-shape draw:style-name="gr10" draw:text-style-name="P5" draw:layer="layout" svg:width="0.2cm" svg:height="0.2cm" svg:x="6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6.115cm" svg:y1="2.67cm" svg:x2="6.715cm" svg:y2="2.67cm">
            <text:p/>
          </draw:line>
          <draw:line draw:style-name="gr9" draw:text-style-name="P2" draw:layer="layout" svg:x1="6.415cm" svg:y1="2.97cm" svg:x2="6.415cm" svg:y2="2.37cm">
            <text:p/>
          </draw:line>
        </draw:g>
        <draw:g draw:style-name="gr6">
          <draw:circle draw:style-name="gr7" draw:text-style-name="P4" draw:layer="layout" svg:width="0.7cm" svg:height="0.7cm" svg:x="7.451cm" svg:y="2.31cm">
            <text:p/>
          </draw:circle>
          <draw:g draw:style-name="gr8">
            <draw:line draw:style-name="gr9" draw:text-style-name="P2" draw:layer="layout" svg:x1="7.515cm" svg:y1="2.67cm" svg:x2="8.115cm" svg:y2="2.67cm">
              <text:p/>
            </draw:line>
            <draw:line draw:style-name="gr9" draw:text-style-name="P2" draw:layer="layout" svg:x1="7.815cm" svg:y1="2.97cm" svg:x2="7.815cm" svg:y2="2.37cm">
              <text:p/>
            </draw:line>
          </draw:g>
          <draw:custom-shape draw:style-name="gr10" draw:text-style-name="P5" draw:layer="layout" svg:width="0.2cm" svg:height="0.2cm" svg:x="7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8.935cm" svg:y="2.39cm">
            <text:p/>
          </draw:circle>
          <draw:line draw:style-name="gr9" draw:text-style-name="P2" draw:layer="layout" svg:x1="8.965cm" svg:y1="2.67cm" svg:x2="9.465cm" svg:y2="2.67cm">
            <text:p/>
          </draw:line>
          <draw:line draw:style-name="gr9" draw:text-style-name="P2" draw:layer="layout" svg:x1="9.215cm" svg:y1="2.92cm" svg:x2="9.215cm" svg:y2="2.42cm">
            <text:p/>
          </draw:line>
          <draw:custom-shape draw:style-name="gr10" draw:text-style-name="P5" draw:layer="layout" svg:width="0.2cm" svg:height="0.2cm" svg:x="9.1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6.135cm" svg:y="2.39cm">
            <text:p/>
          </draw:circle>
          <draw:line draw:style-name="gr9" draw:text-style-name="P2" draw:layer="layout" svg:x1="6.165cm" svg:y1="2.67cm" svg:x2="6.665cm" svg:y2="2.67cm">
            <text:p/>
          </draw:line>
          <draw:line draw:style-name="gr9" draw:text-style-name="P2" draw:layer="layout" svg:x1="6.415cm" svg:y1="2.92cm" svg:x2="6.415cm" svg:y2="2.42cm">
            <text:p/>
          </draw:line>
          <draw:custom-shape draw:style-name="gr10" draw:text-style-name="P5" draw:layer="layout" svg:width="0.2cm" svg:height="0.2cm" svg:x="6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6.115cm" svg:y1="4.95cm" svg:x2="6.715cm" svg:y2="4.95cm">
            <text:p/>
          </draw:line>
          <draw:line draw:style-name="gr9" draw:text-style-name="P2" draw:layer="layout" svg:x1="6.415cm" svg:y1="5.25cm" svg:x2="6.415cm" svg:y2="4.65cm">
            <text:p/>
          </draw:line>
        </draw:g>
        <draw:g draw:style-name="gr6">
          <draw:circle draw:style-name="gr7" draw:text-style-name="P4" draw:layer="layout" svg:width="0.7cm" svg:height="0.7cm" svg:x="7.451cm" svg:y="4.59cm">
            <text:p/>
          </draw:circle>
          <draw:g draw:style-name="gr8">
            <draw:line draw:style-name="gr9" draw:text-style-name="P2" draw:layer="layout" svg:x1="7.515cm" svg:y1="4.95cm" svg:x2="8.115cm" svg:y2="4.95cm">
              <text:p/>
            </draw:line>
            <draw:line draw:style-name="gr9" draw:text-style-name="P2" draw:layer="layout" svg:x1="7.815cm" svg:y1="5.25cm" svg:x2="7.815cm" svg:y2="4.65cm">
              <text:p/>
            </draw:line>
          </draw:g>
          <draw:custom-shape draw:style-name="gr10" draw:text-style-name="P5" draw:layer="layout" svg:width="0.2cm" svg:height="0.2cm" svg:x="7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8.935cm" svg:y="4.67cm">
            <text:p/>
          </draw:circle>
          <draw:line draw:style-name="gr9" draw:text-style-name="P2" draw:layer="layout" svg:x1="8.965cm" svg:y1="4.95cm" svg:x2="9.465cm" svg:y2="4.95cm">
            <text:p/>
          </draw:line>
          <draw:line draw:style-name="gr9" draw:text-style-name="P2" draw:layer="layout" svg:x1="9.215cm" svg:y1="5.2cm" svg:x2="9.215cm" svg:y2="4.7cm">
            <text:p/>
          </draw:line>
          <draw:custom-shape draw:style-name="gr10" draw:text-style-name="P5" draw:layer="layout" svg:width="0.2cm" svg:height="0.2cm" svg:x="9.1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6.135cm" svg:y="4.67cm">
            <text:p/>
          </draw:circle>
          <draw:line draw:style-name="gr9" draw:text-style-name="P2" draw:layer="layout" svg:x1="6.165cm" svg:y1="4.95cm" svg:x2="6.665cm" svg:y2="4.95cm">
            <text:p/>
          </draw:line>
          <draw:line draw:style-name="gr9" draw:text-style-name="P2" draw:layer="layout" svg:x1="6.415cm" svg:y1="5.2cm" svg:x2="6.415cm" svg:y2="4.7cm">
            <text:p/>
          </draw:line>
          <draw:custom-shape draw:style-name="gr10" draw:text-style-name="P5" draw:layer="layout" svg:width="0.2cm" svg:height="0.2cm" svg:x="6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5.805cm" svg:y="2cm">
          <text:p/>
        </draw:rect>
        <draw:rect draw:style-name="gr12" draw:text-style-name="P7" draw:layer="layout" svg:width="4cm" svg:height="0.6cm" svg:x="5.805cm" svg:y="1.4cm">
          <text:p/>
        </draw:rect>
        <draw:frame draw:style-name="gr13" draw:text-style-name="P9" draw:layer="layout" svg:width="3.6cm" svg:height="0.4cm" svg:x="6.005cm" svg:y="1.499cm">
          <draw:text-box>
            <text:p text:style-name="P8"><text:span text:style-name="T1">133: Fahrstrom Mitte</text:span></text:p>
          </draw:text-box>
        </draw:frame>
        <draw:custom-shape draw:style-name="gr15" draw:text-style-name="P1" draw:layer="layout" svg:width="0.7cm" svg:height="0.3cm" svg:x="6.605cm" svg:y="16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05cm" svg:y1="16.1cm" svg:x2="14.205cm" svg:y2="14.3cm">
          <text:p/>
        </draw:line>
        <draw:line draw:style-name="gr2" draw:text-style-name="P2" draw:layer="layout" svg:x1="10.805cm" svg:y1="14.3cm" svg:x2="14.805cm" svg:y2="14.3cm">
          <text:p/>
        </draw:line>
        <draw:line draw:style-name="gr2" draw:text-style-name="P2" draw:layer="layout" svg:x1="10.805cm" svg:y1="12.5cm" svg:x2="14.205cm" svg:y2="14.3cm">
          <text:p/>
        </draw:line>
        <draw:custom-shape draw:style-name="gr1" draw:text-style-name="P1" draw:layer="layout" svg:width="4.4cm" svg:height="0.2cm" svg:x="10.605cm" svg:y="1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0.605cm" svg:y="1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14.805cm" svg:y="11.9cm">
          <text:p/>
          <draw:enhanced-geometry svg:viewBox="0 0 21600 21600" draw:type="rectangle" draw:enhanced-path="M 0 0 L 21600 0 21600 21600 0 21600 0 0 Z N"/>
        </draw:custom-shape>
        <draw:g draw:style-name="gr8">
          <draw:line draw:style-name="gr9" draw:text-style-name="P2" draw:layer="layout" svg:x1="11.105cm" svg:y1="14.3cm" svg:x2="11.705cm" svg:y2="14.3cm">
            <text:p/>
          </draw:line>
          <draw:line draw:style-name="gr9" draw:text-style-name="P2" draw:layer="layout" svg:x1="11.405cm" svg:y1="14.6cm" svg:x2="11.405cm" svg:y2="14cm">
            <text:p/>
          </draw:line>
        </draw:g>
        <draw:g draw:style-name="gr6">
          <draw:circle draw:style-name="gr7" draw:text-style-name="P4" draw:layer="layout" svg:width="0.7cm" svg:height="0.7cm" svg:x="12.441cm" svg:y="13.94cm">
            <text:p/>
          </draw:circle>
          <draw:g draw:style-name="gr8">
            <draw:line draw:style-name="gr9" draw:text-style-name="P2" draw:layer="layout" svg:x1="12.505cm" svg:y1="14.3cm" svg:x2="13.105cm" svg:y2="14.3cm">
              <text:p/>
            </draw:line>
            <draw:line draw:style-name="gr9" draw:text-style-name="P2" draw:layer="layout" svg:x1="12.805cm" svg:y1="14.6cm" svg:x2="12.805cm" svg:y2="14cm">
              <text:p/>
            </draw:line>
          </draw:g>
          <draw:custom-shape draw:style-name="gr10" draw:text-style-name="P5" draw:layer="layout" svg:width="0.2cm" svg:height="0.2cm" svg:x="12.70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25cm" svg:y="14.02cm">
            <text:p/>
          </draw:circle>
          <draw:line draw:style-name="gr9" draw:text-style-name="P2" draw:layer="layout" svg:x1="11.155cm" svg:y1="14.3cm" svg:x2="11.655cm" svg:y2="14.3cm">
            <text:p/>
          </draw:line>
          <draw:line draw:style-name="gr9" draw:text-style-name="P2" draw:layer="layout" svg:x1="11.405cm" svg:y1="14.55cm" svg:x2="11.405cm" svg:y2="14.05cm">
            <text:p/>
          </draw:line>
          <draw:custom-shape draw:style-name="gr10" draw:text-style-name="P5" draw:layer="layout" svg:width="0.2cm" svg:height="0.2cm" svg:x="11.3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11.115cm" svg:y1="13.17cm" svg:x2="11.715cm" svg:y2="13.17cm">
            <text:p/>
          </draw:line>
          <draw:line draw:style-name="gr9" draw:text-style-name="P2" draw:layer="layout" svg:x1="11.415cm" svg:y1="13.47cm" svg:x2="11.415cm" svg:y2="12.87cm">
            <text:p/>
          </draw:line>
        </draw:g>
        <draw:g draw:style-name="gr6">
          <draw:circle draw:style-name="gr7" draw:text-style-name="P4" draw:layer="layout" svg:width="0.7cm" svg:height="0.7cm" svg:x="12.451cm" svg:y="12.81cm">
            <text:p/>
          </draw:circle>
          <draw:g draw:style-name="gr8">
            <draw:line draw:style-name="gr9" draw:text-style-name="P2" draw:layer="layout" svg:x1="12.515cm" svg:y1="13.17cm" svg:x2="13.115cm" svg:y2="13.17cm">
              <text:p/>
            </draw:line>
            <draw:line draw:style-name="gr9" draw:text-style-name="P2" draw:layer="layout" svg:x1="12.815cm" svg:y1="13.47cm" svg:x2="12.815cm" svg:y2="12.87cm">
              <text:p/>
            </draw:line>
          </draw:g>
          <draw:custom-shape draw:style-name="gr10" draw:text-style-name="P5" draw:layer="layout" svg:width="0.2cm" svg:height="0.2cm" svg:x="12.715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35cm" svg:y="12.89cm">
            <text:p/>
          </draw:circle>
          <draw:line draw:style-name="gr9" draw:text-style-name="P2" draw:layer="layout" svg:x1="11.165cm" svg:y1="13.17cm" svg:x2="11.665cm" svg:y2="13.17cm">
            <text:p/>
          </draw:line>
          <draw:line draw:style-name="gr9" draw:text-style-name="P2" draw:layer="layout" svg:x1="11.415cm" svg:y1="13.42cm" svg:x2="11.415cm" svg:y2="12.92cm">
            <text:p/>
          </draw:line>
          <draw:custom-shape draw:style-name="gr10" draw:text-style-name="P5" draw:layer="layout" svg:width="0.2cm" svg:height="0.2cm" svg:x="11.3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11.115cm" svg:y1="15.45cm" svg:x2="11.715cm" svg:y2="15.45cm">
            <text:p/>
          </draw:line>
          <draw:line draw:style-name="gr9" draw:text-style-name="P2" draw:layer="layout" svg:x1="11.415cm" svg:y1="15.75cm" svg:x2="11.415cm" svg:y2="15.15cm">
            <text:p/>
          </draw:line>
        </draw:g>
        <draw:g draw:style-name="gr6">
          <draw:circle draw:style-name="gr7" draw:text-style-name="P4" draw:layer="layout" svg:width="0.7cm" svg:height="0.7cm" svg:x="12.451cm" svg:y="15.09cm">
            <text:p/>
          </draw:circle>
          <draw:g draw:style-name="gr8">
            <draw:line draw:style-name="gr9" draw:text-style-name="P2" draw:layer="layout" svg:x1="12.515cm" svg:y1="15.45cm" svg:x2="13.115cm" svg:y2="15.45cm">
              <text:p/>
            </draw:line>
            <draw:line draw:style-name="gr9" draw:text-style-name="P2" draw:layer="layout" svg:x1="12.815cm" svg:y1="15.75cm" svg:x2="12.815cm" svg:y2="15.15cm">
              <text:p/>
            </draw:line>
          </draw:g>
          <draw:custom-shape draw:style-name="gr10" draw:text-style-name="P5" draw:layer="layout" svg:width="0.2cm" svg:height="0.2cm" svg:x="12.715cm" svg:y="1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1.135cm" svg:y="15.17cm">
            <text:p/>
          </draw:circle>
          <draw:line draw:style-name="gr9" draw:text-style-name="P2" draw:layer="layout" svg:x1="11.165cm" svg:y1="15.45cm" svg:x2="11.665cm" svg:y2="15.45cm">
            <text:p/>
          </draw:line>
          <draw:line draw:style-name="gr9" draw:text-style-name="P2" draw:layer="layout" svg:x1="11.415cm" svg:y1="15.7cm" svg:x2="11.415cm" svg:y2="15.2cm">
            <text:p/>
          </draw:line>
          <draw:custom-shape draw:style-name="gr10" draw:text-style-name="P5" draw:layer="layout" svg:width="0.2cm" svg:height="0.2cm" svg:x="11.3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10.805cm" svg:y="12.5cm">
          <text:p/>
        </draw:rect>
        <draw:rect draw:style-name="gr12" draw:text-style-name="P7" draw:layer="layout" svg:width="4cm" svg:height="0.6cm" svg:x="10.805cm" svg:y="11.9cm">
          <text:p/>
        </draw:rect>
        <draw:frame draw:style-name="gr13" draw:text-style-name="P9" draw:layer="layout" svg:width="3.8cm" svg:height="0.4cm" svg:x="10.905cm" svg:y="11.999cm">
          <draw:text-box>
            <text:p text:style-name="P8"><text:span text:style-name="T1">131, 132: Einfahrt T3</text:span></text:p>
          </draw:text-box>
        </draw:frame>
        <draw:frame draw:style-name="gr13" draw:text-style-name="P9" draw:layer="layout" svg:width="1.2cm" svg:height="0.6cm" svg:x="13.405cm" svg:y="15.3cm">
          <draw:text-box>
            <text:p text:style-name="P8"><text:span text:style-name="T1">LINKS</text:span></text:p>
          </draw:text-box>
        </draw:frame>
        <draw:frame draw:style-name="gr13" draw:text-style-name="P9" draw:layer="layout" svg:width="1.2cm" svg:height="0.6cm" svg:x="13.405cm" svg:y="12.8cm">
          <draw:text-box>
            <text:p text:style-name="P8"><text:span text:style-name="T1">RECHTS</text:span></text:p>
          </draw:text-box>
        </draw:frame>
        <draw:custom-shape draw:style-name="gr3" draw:text-style-name="P1" draw:layer="layout" svg:width="0.2cm" svg:height="4.4cm" svg:x="9.805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0.2cm" svg:x="5.605cm" svg:y="16.1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0.808cm" svg:height="0.601cm" svg:x="8.839cm" svg:y="14.401cm">
          <draw:text-box>
            <text:p text:style-name="P8"><text:span text:style-name="T1">Ein</text:span></text:p>
          </draw:text-box>
        </draw:frame>
        <draw:frame draw:style-name="gr13" draw:text-style-name="P9" draw:layer="layout" svg:width="0.808cm" svg:height="0.6cm" svg:x="8.839cm" svg:y="13.601cm">
          <draw:text-box>
            <text:p text:style-name="P8"><text:span text:style-name="T1">Aus</text:span></text:p>
          </draw:text-box>
        </draw:frame>
        <draw:frame draw:style-name="gr13" draw:text-style-name="P9" draw:layer="layout" svg:width="1.517cm" svg:height="0.501cm" svg:x="6.817cm" svg:y="14.551cm">
          <draw:text-box>
            <text:p text:style-name="P8"><text:span text:style-name="T1">Hand-Ein</text:span></text:p>
          </draw:text-box>
        </draw:frame>
        <draw:frame draw:style-name="gr13" draw:text-style-name="P9" draw:layer="layout" svg:width="1.417cm" svg:height="0.5cm" svg:x="6.917cm" svg:y="14.051cm">
          <draw:text-box>
            <text:p text:style-name="P8"><text:span text:style-name="T1">Remote</text:span></text:p>
          </draw:text-box>
        </draw:frame>
        <draw:frame draw:style-name="gr13" draw:text-style-name="P9" draw:layer="layout" svg:width="1.517cm" svg:height="0.5cm" svg:x="6.817cm" svg:y="13.551cm">
          <draw:text-box>
            <text:p text:style-name="P8"><text:span text:style-name="T1">Hand-Aus</text:span></text:p>
          </draw:text-box>
        </draw:frame>
        <draw:g draw:style-name="gr8">
          <draw:line draw:style-name="gr9" draw:text-style-name="P2" draw:layer="layout" svg:x1="6.105cm" svg:y1="14.3cm" svg:x2="6.705cm" svg:y2="14.3cm">
            <text:p/>
          </draw:line>
          <draw:line draw:style-name="gr9" draw:text-style-name="P2" draw:layer="layout" svg:x1="6.405cm" svg:y1="14.6cm" svg:x2="6.405cm" svg:y2="14cm">
            <text:p/>
          </draw:line>
        </draw:g>
        <draw:g draw:style-name="gr6">
          <draw:circle draw:style-name="gr11" draw:text-style-name="P6" draw:layer="layout" svg:width="0.56cm" svg:height="0.56cm" svg:x="6.125cm" svg:y="14.02cm">
            <text:p/>
          </draw:circle>
          <draw:line draw:style-name="gr9" draw:text-style-name="P2" draw:layer="layout" svg:x1="6.155cm" svg:y1="14.3cm" svg:x2="6.655cm" svg:y2="14.3cm">
            <text:p/>
          </draw:line>
          <draw:line draw:style-name="gr9" draw:text-style-name="P2" draw:layer="layout" svg:x1="6.405cm" svg:y1="14.55cm" svg:x2="6.405cm" svg:y2="14.05cm">
            <text:p/>
          </draw:line>
          <draw:custom-shape draw:style-name="gr10" draw:text-style-name="P5" draw:layer="layout" svg:width="0.2cm" svg:height="0.2cm" svg:x="6.3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6.115cm" svg:y1="13.17cm" svg:x2="6.715cm" svg:y2="13.17cm">
            <text:p/>
          </draw:line>
          <draw:line draw:style-name="gr9" draw:text-style-name="P2" draw:layer="layout" svg:x1="6.415cm" svg:y1="13.47cm" svg:x2="6.415cm" svg:y2="12.87cm">
            <text:p/>
          </draw:line>
        </draw:g>
        <draw:g draw:style-name="gr6">
          <draw:circle draw:style-name="gr7" draw:text-style-name="P4" draw:layer="layout" svg:width="0.7cm" svg:height="0.7cm" svg:x="7.451cm" svg:y="12.81cm">
            <text:p/>
          </draw:circle>
          <draw:g draw:style-name="gr8">
            <draw:line draw:style-name="gr9" draw:text-style-name="P2" draw:layer="layout" svg:x1="7.515cm" svg:y1="13.17cm" svg:x2="8.115cm" svg:y2="13.17cm">
              <text:p/>
            </draw:line>
            <draw:line draw:style-name="gr9" draw:text-style-name="P2" draw:layer="layout" svg:x1="7.815cm" svg:y1="13.47cm" svg:x2="7.815cm" svg:y2="12.87cm">
              <text:p/>
            </draw:line>
          </draw:g>
          <draw:custom-shape draw:style-name="gr10" draw:text-style-name="P5" draw:layer="layout" svg:width="0.2cm" svg:height="0.2cm" svg:x="7.715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8.935cm" svg:y="12.89cm">
            <text:p/>
          </draw:circle>
          <draw:line draw:style-name="gr9" draw:text-style-name="P2" draw:layer="layout" svg:x1="8.965cm" svg:y1="13.17cm" svg:x2="9.465cm" svg:y2="13.17cm">
            <text:p/>
          </draw:line>
          <draw:line draw:style-name="gr9" draw:text-style-name="P2" draw:layer="layout" svg:x1="9.215cm" svg:y1="13.42cm" svg:x2="9.215cm" svg:y2="12.92cm">
            <text:p/>
          </draw:line>
          <draw:custom-shape draw:style-name="gr10" draw:text-style-name="P5" draw:layer="layout" svg:width="0.2cm" svg:height="0.2cm" svg:x="9.1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6.135cm" svg:y="12.89cm">
            <text:p/>
          </draw:circle>
          <draw:line draw:style-name="gr9" draw:text-style-name="P2" draw:layer="layout" svg:x1="6.165cm" svg:y1="13.17cm" svg:x2="6.665cm" svg:y2="13.17cm">
            <text:p/>
          </draw:line>
          <draw:line draw:style-name="gr9" draw:text-style-name="P2" draw:layer="layout" svg:x1="6.415cm" svg:y1="13.42cm" svg:x2="6.415cm" svg:y2="12.92cm">
            <text:p/>
          </draw:line>
          <draw:custom-shape draw:style-name="gr10" draw:text-style-name="P5" draw:layer="layout" svg:width="0.2cm" svg:height="0.2cm" svg:x="6.3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line draw:style-name="gr9" draw:text-style-name="P2" draw:layer="layout" svg:x1="6.115cm" svg:y1="15.45cm" svg:x2="6.715cm" svg:y2="15.45cm">
            <text:p/>
          </draw:line>
          <draw:line draw:style-name="gr9" draw:text-style-name="P2" draw:layer="layout" svg:x1="6.415cm" svg:y1="15.75cm" svg:x2="6.415cm" svg:y2="15.15cm">
            <text:p/>
          </draw:line>
        </draw:g>
        <draw:g draw:style-name="gr6">
          <draw:circle draw:style-name="gr7" draw:text-style-name="P4" draw:layer="layout" svg:width="0.7cm" svg:height="0.7cm" svg:x="7.451cm" svg:y="15.09cm">
            <text:p/>
          </draw:circle>
          <draw:g draw:style-name="gr8">
            <draw:line draw:style-name="gr9" draw:text-style-name="P2" draw:layer="layout" svg:x1="7.515cm" svg:y1="15.45cm" svg:x2="8.115cm" svg:y2="15.45cm">
              <text:p/>
            </draw:line>
            <draw:line draw:style-name="gr9" draw:text-style-name="P2" draw:layer="layout" svg:x1="7.815cm" svg:y1="15.75cm" svg:x2="7.815cm" svg:y2="15.15cm">
              <text:p/>
            </draw:line>
          </draw:g>
          <draw:custom-shape draw:style-name="gr10" draw:text-style-name="P5" draw:layer="layout" svg:width="0.2cm" svg:height="0.2cm" svg:x="7.715cm" svg:y="1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8.935cm" svg:y="15.17cm">
            <text:p/>
          </draw:circle>
          <draw:line draw:style-name="gr9" draw:text-style-name="P2" draw:layer="layout" svg:x1="8.965cm" svg:y1="15.45cm" svg:x2="9.465cm" svg:y2="15.45cm">
            <text:p/>
          </draw:line>
          <draw:line draw:style-name="gr9" draw:text-style-name="P2" draw:layer="layout" svg:x1="9.215cm" svg:y1="15.7cm" svg:x2="9.215cm" svg:y2="15.2cm">
            <text:p/>
          </draw:line>
          <draw:custom-shape draw:style-name="gr10" draw:text-style-name="P5" draw:layer="layout" svg:width="0.2cm" svg:height="0.2cm" svg:x="9.1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6.135cm" svg:y="15.17cm">
            <text:p/>
          </draw:circle>
          <draw:line draw:style-name="gr9" draw:text-style-name="P2" draw:layer="layout" svg:x1="6.165cm" svg:y1="15.45cm" svg:x2="6.665cm" svg:y2="15.45cm">
            <text:p/>
          </draw:line>
          <draw:line draw:style-name="gr9" draw:text-style-name="P2" draw:layer="layout" svg:x1="6.415cm" svg:y1="15.7cm" svg:x2="6.415cm" svg:y2="15.2cm">
            <text:p/>
          </draw:line>
          <draw:custom-shape draw:style-name="gr10" draw:text-style-name="P5" draw:layer="layout" svg:width="0.2cm" svg:height="0.2cm" svg:x="6.3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5.805cm" svg:y="12.5cm">
          <text:p/>
        </draw:rect>
        <draw:rect draw:style-name="gr12" draw:text-style-name="P7" draw:layer="layout" svg:width="4cm" svg:height="0.6cm" svg:x="5.805cm" svg:y="11.9cm">
          <text:p/>
        </draw:rect>
        <draw:frame draw:style-name="gr13" draw:text-style-name="P9" draw:layer="layout" svg:width="3.6cm" svg:height="0.4cm" svg:x="6.005cm" svg:y="11.999cm">
          <draw:text-box>
            <text:p text:style-name="P8"><text:span text:style-name="T1">133: Fahrstrom Mitte</text:span></text:p>
          </draw:text-box>
        </draw:frame>
        <draw:custom-shape draw:style-name="gr1" draw:text-style-name="P1" draw:layer="layout" svg:width="4.4cm" svg:height="0.2cm" svg:x="0.60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0.60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4.805cm" svg:y="1.4cm">
          <text:p/>
          <draw:enhanced-geometry svg:viewBox="0 0 21600 21600" draw:type="rectangle" draw:enhanced-path="M 0 0 L 21600 0 21600 21600 0 21600 0 0 Z N"/>
        </draw:custom-shape>
        <draw:g draw:style-name="gr8">
          <draw:line draw:style-name="gr9" draw:text-style-name="P2" draw:layer="layout" svg:x1="1.105cm" svg:y1="3.8cm" svg:x2="1.705cm" svg:y2="3.8cm">
            <text:p/>
          </draw:line>
          <draw:line draw:style-name="gr9" draw:text-style-name="P2" draw:layer="layout" svg:x1="1.405cm" svg:y1="4.1cm" svg:x2="1.405cm" svg:y2="3.5cm">
            <text:p/>
          </draw:line>
        </draw:g>
        <draw:g draw:style-name="gr6">
          <draw:circle draw:style-name="gr7" draw:text-style-name="P4" draw:layer="layout" svg:width="0.7cm" svg:height="0.7cm" svg:x="2.441cm" svg:y="3.44cm">
            <text:p/>
          </draw:circle>
          <draw:g draw:style-name="gr8">
            <draw:line draw:style-name="gr9" draw:text-style-name="P2" draw:layer="layout" svg:x1="2.505cm" svg:y1="3.8cm" svg:x2="3.105cm" svg:y2="3.8cm">
              <text:p/>
            </draw:line>
            <draw:line draw:style-name="gr9" draw:text-style-name="P2" draw:layer="layout" svg:x1="2.805cm" svg:y1="4.1cm" svg:x2="2.805cm" svg:y2="3.5cm">
              <text:p/>
            </draw:line>
          </draw:g>
          <draw:custom-shape draw:style-name="gr10" draw:text-style-name="P5" draw:layer="layout" svg:width="0.2cm" svg:height="0.2cm" svg:x="2.70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.125cm" svg:y="3.52cm">
            <text:p/>
          </draw:circle>
          <draw:line draw:style-name="gr9" draw:text-style-name="P2" draw:layer="layout" svg:x1="1.155cm" svg:y1="3.8cm" svg:x2="1.655cm" svg:y2="3.8cm">
            <text:p/>
          </draw:line>
          <draw:line draw:style-name="gr9" draw:text-style-name="P2" draw:layer="layout" svg:x1="1.405cm" svg:y1="4.05cm" svg:x2="1.405cm" svg:y2="3.55cm">
            <text:p/>
          </draw:line>
          <draw:custom-shape draw:style-name="gr10" draw:text-style-name="P5" draw:layer="layout" svg:width="0.2cm" svg:height="0.2cm" svg:x="1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3.935cm" svg:y="2.39cm">
            <text:p/>
          </draw:circle>
          <draw:line draw:style-name="gr9" draw:text-style-name="P2" draw:layer="layout" svg:x1="3.965cm" svg:y1="2.67cm" svg:x2="4.465cm" svg:y2="2.67cm">
            <text:p/>
          </draw:line>
          <draw:line draw:style-name="gr9" draw:text-style-name="P2" draw:layer="layout" svg:x1="4.215cm" svg:y1="2.92cm" svg:x2="4.215cm" svg:y2="2.42cm">
            <text:p/>
          </draw:line>
          <draw:custom-shape draw:style-name="gr10" draw:text-style-name="P5" draw:layer="layout" svg:width="0.2cm" svg:height="0.2cm" svg:x="4.1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3.935cm" svg:y="4.67cm">
            <text:p/>
          </draw:circle>
          <draw:line draw:style-name="gr9" draw:text-style-name="P2" draw:layer="layout" svg:x1="3.965cm" svg:y1="4.95cm" svg:x2="4.465cm" svg:y2="4.95cm">
            <text:p/>
          </draw:line>
          <draw:line draw:style-name="gr9" draw:text-style-name="P2" draw:layer="layout" svg:x1="4.215cm" svg:y1="5.2cm" svg:x2="4.215cm" svg:y2="4.7cm">
            <text:p/>
          </draw:line>
          <draw:custom-shape draw:style-name="gr10" draw:text-style-name="P5" draw:layer="layout" svg:width="0.2cm" svg:height="0.2cm" svg:x="4.1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0.805cm" svg:y="2cm">
          <text:p/>
        </draw:rect>
        <draw:rect draw:style-name="gr12" draw:text-style-name="P7" draw:layer="layout" svg:width="4cm" svg:height="0.6cm" svg:x="0.805cm" svg:y="1.4cm">
          <text:p/>
        </draw:rect>
        <draw:frame draw:style-name="gr13" draw:text-style-name="P9" draw:layer="layout" svg:width="3.4cm" svg:height="0.4cm" svg:x="1.105cm" svg:y="1.499cm">
          <draw:text-box>
            <text:p text:style-name="P8"><text:span text:style-name="T1">134: Entkuppler UC</text:span></text:p>
          </draw:text-box>
        </draw:frame>
        <draw:frame draw:style-name="gr13" draw:text-style-name="P9" draw:layer="layout" svg:width="0.809cm" svg:height="0.601cm" svg:x="3.738cm" svg:y="3.901cm">
          <draw:text-box>
            <text:p text:style-name="P8"><text:span text:style-name="T1">Ein</text:span></text:p>
          </draw:text-box>
        </draw:frame>
        <draw:frame draw:style-name="gr13" draw:text-style-name="P9" draw:layer="layout" svg:width="0.809cm" svg:height="0.6cm" svg:x="3.738cm" svg:y="3.101cm">
          <draw:text-box>
            <text:p text:style-name="P8"><text:span text:style-name="T1">Aus</text:span></text:p>
          </draw:text-box>
        </draw:frame>
        <draw:custom-shape draw:style-name="gr1" draw:text-style-name="P1" draw:layer="layout" svg:width="4.4cm" svg:height="0.2cm" svg:x="0.605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0.605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4.805cm" svg:y="6.4cm">
          <text:p/>
          <draw:enhanced-geometry svg:viewBox="0 0 21600 21600" draw:type="rectangle" draw:enhanced-path="M 0 0 L 21600 0 21600 21600 0 21600 0 0 Z N"/>
        </draw:custom-shape>
        <draw:g draw:style-name="gr8">
          <draw:line draw:style-name="gr9" draw:text-style-name="P2" draw:layer="layout" svg:x1="1.105cm" svg:y1="8.8cm" svg:x2="1.705cm" svg:y2="8.8cm">
            <text:p/>
          </draw:line>
          <draw:line draw:style-name="gr9" draw:text-style-name="P2" draw:layer="layout" svg:x1="1.405cm" svg:y1="9.1cm" svg:x2="1.405cm" svg:y2="8.5cm">
            <text:p/>
          </draw:line>
        </draw:g>
        <draw:g draw:style-name="gr6">
          <draw:circle draw:style-name="gr7" draw:text-style-name="P4" draw:layer="layout" svg:width="0.7cm" svg:height="0.7cm" svg:x="2.441cm" svg:y="8.44cm">
            <text:p/>
          </draw:circle>
          <draw:g draw:style-name="gr8">
            <draw:line draw:style-name="gr9" draw:text-style-name="P2" draw:layer="layout" svg:x1="2.505cm" svg:y1="8.8cm" svg:x2="3.105cm" svg:y2="8.8cm">
              <text:p/>
            </draw:line>
            <draw:line draw:style-name="gr9" draw:text-style-name="P2" draw:layer="layout" svg:x1="2.805cm" svg:y1="9.1cm" svg:x2="2.805cm" svg:y2="8.5cm">
              <text:p/>
            </draw:line>
          </draw:g>
          <draw:custom-shape draw:style-name="gr10" draw:text-style-name="P5" draw:layer="layout" svg:width="0.2cm" svg:height="0.2cm" svg:x="2.705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.125cm" svg:y="8.52cm">
            <text:p/>
          </draw:circle>
          <draw:line draw:style-name="gr9" draw:text-style-name="P2" draw:layer="layout" svg:x1="1.155cm" svg:y1="8.8cm" svg:x2="1.655cm" svg:y2="8.8cm">
            <text:p/>
          </draw:line>
          <draw:line draw:style-name="gr9" draw:text-style-name="P2" draw:layer="layout" svg:x1="1.405cm" svg:y1="9.05cm" svg:x2="1.405cm" svg:y2="8.55cm">
            <text:p/>
          </draw:line>
          <draw:custom-shape draw:style-name="gr10" draw:text-style-name="P5" draw:layer="layout" svg:width="0.2cm" svg:height="0.2cm" svg:x="1.306cm" svg:y="8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3.935cm" svg:y="7.39cm">
            <text:p/>
          </draw:circle>
          <draw:line draw:style-name="gr9" draw:text-style-name="P2" draw:layer="layout" svg:x1="3.965cm" svg:y1="7.67cm" svg:x2="4.465cm" svg:y2="7.67cm">
            <text:p/>
          </draw:line>
          <draw:line draw:style-name="gr9" draw:text-style-name="P2" draw:layer="layout" svg:x1="4.215cm" svg:y1="7.92cm" svg:x2="4.215cm" svg:y2="7.42cm">
            <text:p/>
          </draw:line>
          <draw:custom-shape draw:style-name="gr10" draw:text-style-name="P5" draw:layer="layout" svg:width="0.2cm" svg:height="0.2cm" svg:x="4.116cm" svg:y="7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3.935cm" svg:y="9.67cm">
            <text:p/>
          </draw:circle>
          <draw:line draw:style-name="gr9" draw:text-style-name="P2" draw:layer="layout" svg:x1="3.965cm" svg:y1="9.95cm" svg:x2="4.465cm" svg:y2="9.95cm">
            <text:p/>
          </draw:line>
          <draw:line draw:style-name="gr9" draw:text-style-name="P2" draw:layer="layout" svg:x1="4.215cm" svg:y1="10.2cm" svg:x2="4.215cm" svg:y2="9.7cm">
            <text:p/>
          </draw:line>
          <draw:custom-shape draw:style-name="gr10" draw:text-style-name="P5" draw:layer="layout" svg:width="0.2cm" svg:height="0.2cm" svg:x="4.116cm" svg:y="9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0.805cm" svg:y="7cm">
          <text:p/>
        </draw:rect>
        <draw:rect draw:style-name="gr12" draw:text-style-name="P7" draw:layer="layout" svg:width="4cm" svg:height="0.6cm" svg:x="0.805cm" svg:y="6.4cm">
          <text:p/>
        </draw:rect>
        <draw:frame draw:style-name="gr13" draw:text-style-name="P9" draw:layer="layout" svg:width="3.4cm" svg:height="0.4cm" svg:x="1.105cm" svg:y="6.499cm">
          <draw:text-box>
            <text:p text:style-name="P8"><text:span text:style-name="T1">134: Entkuppler UC</text:span></text:p>
          </draw:text-box>
        </draw:frame>
        <draw:frame draw:style-name="gr13" draw:text-style-name="P9" draw:layer="layout" svg:width="0.809cm" svg:height="0.601cm" svg:x="3.738cm" svg:y="8.901cm">
          <draw:text-box>
            <text:p text:style-name="P8"><text:span text:style-name="T1">Ein</text:span></text:p>
          </draw:text-box>
        </draw:frame>
        <draw:frame draw:style-name="gr13" draw:text-style-name="P9" draw:layer="layout" svg:width="0.809cm" svg:height="0.6cm" svg:x="3.738cm" svg:y="8.101cm">
          <draw:text-box>
            <text:p text:style-name="P8"><text:span text:style-name="T1">Aus</text:span></text:p>
          </draw:text-box>
        </draw:frame>
        <draw:custom-shape draw:style-name="gr1" draw:text-style-name="P1" draw:layer="layout" svg:width="4.4cm" svg:height="0.2cm" svg:x="0.605cm" svg:y="1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0.605cm" svg:y="1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4.4cm" svg:x="4.805cm" svg:y="11.9cm">
          <text:p/>
          <draw:enhanced-geometry svg:viewBox="0 0 21600 21600" draw:type="rectangle" draw:enhanced-path="M 0 0 L 21600 0 21600 21600 0 21600 0 0 Z N"/>
        </draw:custom-shape>
        <draw:g draw:style-name="gr8">
          <draw:line draw:style-name="gr9" draw:text-style-name="P2" draw:layer="layout" svg:x1="1.105cm" svg:y1="14.3cm" svg:x2="1.705cm" svg:y2="14.3cm">
            <text:p/>
          </draw:line>
          <draw:line draw:style-name="gr9" draw:text-style-name="P2" draw:layer="layout" svg:x1="1.405cm" svg:y1="14.6cm" svg:x2="1.405cm" svg:y2="14cm">
            <text:p/>
          </draw:line>
        </draw:g>
        <draw:g draw:style-name="gr6">
          <draw:circle draw:style-name="gr7" draw:text-style-name="P4" draw:layer="layout" svg:width="0.7cm" svg:height="0.7cm" svg:x="2.441cm" svg:y="13.94cm">
            <text:p/>
          </draw:circle>
          <draw:g draw:style-name="gr8">
            <draw:line draw:style-name="gr9" draw:text-style-name="P2" draw:layer="layout" svg:x1="2.505cm" svg:y1="14.3cm" svg:x2="3.105cm" svg:y2="14.3cm">
              <text:p/>
            </draw:line>
            <draw:line draw:style-name="gr9" draw:text-style-name="P2" draw:layer="layout" svg:x1="2.805cm" svg:y1="14.6cm" svg:x2="2.805cm" svg:y2="14cm">
              <text:p/>
            </draw:line>
          </draw:g>
          <draw:custom-shape draw:style-name="gr10" draw:text-style-name="P5" draw:layer="layout" svg:width="0.2cm" svg:height="0.2cm" svg:x="2.70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1.125cm" svg:y="14.02cm">
            <text:p/>
          </draw:circle>
          <draw:line draw:style-name="gr9" draw:text-style-name="P2" draw:layer="layout" svg:x1="1.155cm" svg:y1="14.3cm" svg:x2="1.655cm" svg:y2="14.3cm">
            <text:p/>
          </draw:line>
          <draw:line draw:style-name="gr9" draw:text-style-name="P2" draw:layer="layout" svg:x1="1.405cm" svg:y1="14.55cm" svg:x2="1.405cm" svg:y2="14.05cm">
            <text:p/>
          </draw:line>
          <draw:custom-shape draw:style-name="gr10" draw:text-style-name="P5" draw:layer="layout" svg:width="0.2cm" svg:height="0.2cm" svg:x="1.3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3.935cm" svg:y="12.89cm">
            <text:p/>
          </draw:circle>
          <draw:line draw:style-name="gr9" draw:text-style-name="P2" draw:layer="layout" svg:x1="3.965cm" svg:y1="13.17cm" svg:x2="4.465cm" svg:y2="13.17cm">
            <text:p/>
          </draw:line>
          <draw:line draw:style-name="gr9" draw:text-style-name="P2" draw:layer="layout" svg:x1="4.215cm" svg:y1="13.42cm" svg:x2="4.215cm" svg:y2="12.92cm">
            <text:p/>
          </draw:line>
          <draw:custom-shape draw:style-name="gr10" draw:text-style-name="P5" draw:layer="layout" svg:width="0.2cm" svg:height="0.2cm" svg:x="4.1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circle draw:style-name="gr11" draw:text-style-name="P6" draw:layer="layout" svg:width="0.56cm" svg:height="0.56cm" svg:x="3.935cm" svg:y="15.17cm">
            <text:p/>
          </draw:circle>
          <draw:line draw:style-name="gr9" draw:text-style-name="P2" draw:layer="layout" svg:x1="3.965cm" svg:y1="15.45cm" svg:x2="4.465cm" svg:y2="15.45cm">
            <text:p/>
          </draw:line>
          <draw:line draw:style-name="gr9" draw:text-style-name="P2" draw:layer="layout" svg:x1="4.215cm" svg:y1="15.7cm" svg:x2="4.215cm" svg:y2="15.2cm">
            <text:p/>
          </draw:line>
          <draw:custom-shape draw:style-name="gr10" draw:text-style-name="P5" draw:layer="layout" svg:width="0.2cm" svg:height="0.2cm" svg:x="4.1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4" draw:text-style-name="P10" draw:layer="layout" svg:width="4cm" svg:height="3.6cm" svg:x="0.805cm" svg:y="12.5cm">
          <text:p/>
        </draw:rect>
        <draw:rect draw:style-name="gr12" draw:text-style-name="P7" draw:layer="layout" svg:width="4cm" svg:height="0.6cm" svg:x="0.805cm" svg:y="11.9cm">
          <text:p/>
        </draw:rect>
        <draw:frame draw:style-name="gr13" draw:text-style-name="P9" draw:layer="layout" svg:width="3.4cm" svg:height="0.4cm" svg:x="1.105cm" svg:y="11.999cm">
          <draw:text-box>
            <text:p text:style-name="P8"><text:span text:style-name="T1">134: Entkuppler UC</text:span></text:p>
          </draw:text-box>
        </draw:frame>
        <draw:frame draw:style-name="gr13" draw:text-style-name="P9" draw:layer="layout" svg:width="0.809cm" svg:height="0.601cm" svg:x="3.738cm" svg:y="14.401cm">
          <draw:text-box>
            <text:p text:style-name="P8"><text:span text:style-name="T1">Ein</text:span></text:p>
          </draw:text-box>
        </draw:frame>
        <draw:frame draw:style-name="gr13" draw:text-style-name="P9" draw:layer="layout" svg:width="0.809cm" svg:height="0.6cm" svg:x="3.738cm" svg:y="13.601cm">
          <draw:text-box>
            <text:p text:style-name="P8"><text:span text:style-name="T1">A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6-14T16:50:49.431056300</dc:date>
    <meta:editing-duration>P5DT9H41M41S</meta:editing-duration>
    <meta:editing-cycles>389</meta:editing-cycles>
    <meta:generator>LibreOffice/25.2.4.3$Windows_X86_64 LibreOffice_project/33e196637044ead23f5c3226cde09b47731f7e27</meta:generator>
    <meta:print-date>2025-03-17T13:57:58.182323400</meta:print-date>
    <meta:document-statistic meta:object-count="567"/>
  </office:meta>
</office:document-meta>
</file>